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8.01mm"/>
    </style:style>
    <style:style style:name="co2" style:family="table-column">
      <style:table-column-properties fo:break-before="auto" style:column-width="71.16mm"/>
    </style:style>
    <style:style style:name="co3" style:family="table-column">
      <style:table-column-properties fo:break-before="auto" style:column-width="47.47mm"/>
    </style:style>
    <style:style style:name="co4" style:family="table-column">
      <style:table-column-properties fo:break-before="auto" style:column-width="40.92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31.94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4.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5.95mm"/>
    </style:style>
    <style:style style:name="co11" style:family="table-column">
      <style:table-column-properties fo:break-before="auto" style:column-width="54.73mm"/>
    </style:style>
    <style:style style:name="co12" style:family="table-column">
      <style:table-column-properties fo:break-before="auto" style:column-width="49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1c1c1c"/>
      <style:text-properties fo:font-weight="bold" style:font-weight-asian="bold" style:font-weight-complex="bold"/>
    </style:style>
    <style:style style:name="ce38" style:family="table-cell" style:parent-style-name="Default" style:data-style-name="N10">
      <style:table-cell-properties fo:background-color="#1c1c1c"/>
      <style:text-properties fo:font-weight="bold" style:font-weight-asian="bold" style:font-weight-complex="bold"/>
    </style:style>
    <style:style style:name="ce39" style:family="table-cell" style:parent-style-name="Default" style:data-style-name="N10"/>
    <style:style style:name="ce40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" style:family="table-cell" style:parent-style-name="Default" style:data-style-name="N11"/>
    <style:style style:name="ce4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8" style:family="table-cell" style:parent-style-name="Pivot_20_Table_20_Value" style:data-style-name="N10">
      <style:table-cell-properties fo:border-bottom="none" fo:border-left="0.99pt solid #000000" fo:border-right="none" fo:border-top="0.99pt solid #000000"/>
    </style:style>
    <style:style style:name="ce49" style:family="table-cell" style:parent-style-name="Pivot_20_Table_20_Value" style:data-style-name="N10">
      <style:table-cell-properties fo:border-bottom="none" fo:border-left="0.99pt solid #000000" fo:border-right="none" fo:border-top="none"/>
    </style:style>
    <style:style style:name="ce50" style:family="table-cell" style:parent-style-name="Pivot_20_Table_20_Value" style:data-style-name="N10">
      <style:table-cell-properties fo:border-bottom="0.99pt solid #000000" fo:border-left="0.99pt solid #000000" fo:border-right="none" fo:border-top="none"/>
    </style:style>
    <style:style style:name="ce51" style:family="table-cell" style:parent-style-name="Pivot_20_Table_20_Result" style:data-style-name="N10">
      <style:table-cell-properties fo:border-bottom="2.01pt solid #000000" fo:border-left="0.99pt solid #000000" fo:border-right="none" fo:border-top="0.99pt solid #000000"/>
    </style:style>
    <style:style style:name="ce5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5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54" style:family="table-cell" style:parent-style-name="Pivot_20_Table_20_Value" style:data-style-name="N10">
      <style:table-cell-properties fo:border-bottom="none" fo:border-left="none" fo:border-right="none" fo:border-top="0.99pt solid #000000"/>
    </style:style>
    <style:style style:name="ce55" style:family="table-cell" style:parent-style-name="Pivot_20_Table_20_Value" style:data-style-name="N10"/>
    <style:style style:name="ce56" style:family="table-cell" style:parent-style-name="Pivot_20_Table_20_Value" style:data-style-name="N10">
      <style:table-cell-properties fo:border-bottom="0.99pt solid #000000" fo:border-left="none" fo:border-right="none" fo:border-top="none"/>
    </style:style>
    <style:style style:name="ce57" style:family="table-cell" style:parent-style-name="Pivot_20_Table_20_Result" style:data-style-name="N10">
      <style:table-cell-properties fo:border-bottom="2.01pt solid #000000" fo:border-left="none" fo:border-right="none" fo:border-top="0.99pt solid #000000"/>
    </style:style>
    <style:style style:name="ce58" style:family="table-cell" style:parent-style-name="Pivot_20_Table_20_Value" style:data-style-name="N10">
      <style:table-cell-properties fo:border-bottom="none" fo:border-left="none" fo:border-right="0.99pt solid #000000" fo:border-top="0.99pt solid #000000"/>
    </style:style>
    <style:style style:name="ce59" style:family="table-cell" style:parent-style-name="Pivot_20_Table_20_Value" style:data-style-name="N10">
      <style:table-cell-properties fo:border-bottom="none" fo:border-left="none" fo:border-right="0.99pt solid #000000" fo:border-top="none"/>
    </style:style>
    <style:style style:name="ce60" style:family="table-cell" style:parent-style-name="Pivot_20_Table_20_Value" style:data-style-name="N10">
      <style:table-cell-properties fo:border-bottom="0.99pt solid #000000" fo:border-left="none" fo:border-right="0.99pt solid #000000" fo:border-top="none"/>
    </style:style>
    <style:style style:name="ce61" style:family="table-cell" style:parent-style-name="Pivot_20_Table_20_Result" style:data-style-name="N10">
      <style:table-cell-properties fo:border-bottom="2.01pt solid #000000" fo:border-left="none" fo:border-right="0.99pt solid #000000" fo:border-top="0.99pt solid #000000"/>
    </style:style>
    <style:style style:name="ce6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6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64" style:family="table-cell" style:parent-style-name="Pivot_20_Table_20_Result" style:data-style-name="N10">
      <style:table-cell-properties fo:border-bottom="none" fo:border-left="0.99pt solid #000000" fo:border-right="2.01pt solid #000000" fo:border-top="0.99pt solid #000000"/>
    </style:style>
    <style:style style:name="ce65" style:family="table-cell" style:parent-style-name="Pivot_20_Table_20_Result" style:data-style-name="N10">
      <style:table-cell-properties fo:border-bottom="none" fo:border-left="0.99pt solid #000000" fo:border-right="2.01pt solid #000000" fo:border-top="none"/>
    </style:style>
    <style:style style:name="ce66" style:family="table-cell" style:parent-style-name="Pivot_20_Table_20_Result" style:data-style-name="N10">
      <style:table-cell-properties fo:border-bottom="0.99pt solid #000000" fo:border-left="0.99pt solid #000000" fo:border-right="2.01pt solid #000000" fo:border-top="none"/>
    </style:style>
    <style:style style:name="ce67" style:family="table-cell" style:parent-style-name="Pivot_20_Table_20_Result" style:data-style-name="N1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number-columns-repeated="4" table:default-cell-style-name="ce39"/>
        <table:table-column table:style-name="co8" table:default-cell-style-name="ce39"/>
        <table:table-column table:style-name="co9" table:number-columns-repeated="1008" table:default-cell-style-name="Default"/>
        <table:table-row table:style-name="ro1">
          <table:table-cell table:style-name="ce1" office:value-type="string" calcext:value-type="string">
            <text:p>configuration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search-result-threshold</text:p>
          </table:table-cell>
          <table:table-cell table:style-name="ce1" office:value-type="string" calcext:value-type="string">
            <text:p>concept-relevance-threshold</text:p>
          </table:table-cell>
          <table:table-cell table:style-name="ce1" office:value-type="string" calcext:value-type="string">
            <text:p>query-concept-threshold</text:p>
          </table:table-cell>
          <table:table-cell table:style-name="ce1" office:value-type="string" calcext:value-type="string">
            <text:p>simtype</text:p>
          </table:table-cell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fetched</text:p>
          </table:table-cell>
          <table:table-cell table:style-name="ce1" office:value-type="string" calcext:value-type="string">
            <text:p>relevant</text:p>
          </table:table-cell>
          <table:table-cell table:style-name="ce1" office:value-type="string" calcext:value-type="string">
            <text:p>relevant &amp; fetched</text:p>
          </table:table-cell>
          <table:table-cell table:style-name="ce38" office:value-type="string" calcext:value-type="string">
            <text:p>precision</text:p>
          </table:table-cell>
          <table:table-cell table:style-name="ce38" office:value-type="string" calcext:value-type="string">
            <text:p>recall</text:p>
          </table:table-cell>
          <table:table-cell table:style-name="ce38" office:value-type="string" calcext:value-type="string">
            <text:p>f1-measure</text:p>
          </table:table-cell>
          <table:table-cell table:style-name="ce38" office:value-type="string" calcext:value-type="string">
            <text:p>r-precision</text:p>
          </table:table-cell>
          <table:table-cell table:style-name="ce38" office:value-type="string" calcext:value-type="string">
            <text:p>avg precision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840336134453782" calcext:value-type="percentage">
            <text:p>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55038759689923" calcext:value-type="percentage">
            <text:p>16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212113448563463" calcext:value-type="percentage">
            <text:p>2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21455938697318" calcext:value-type="percentage">
            <text:p>42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92991913746631" calcext:value-type="percentage">
            <text:p>59%</text:p>
          </table:table-cell>
          <table:table-cell office:value-type="percentage" office:value="0.572727272727273" calcext:value-type="percentage">
            <text:p>57%</text:p>
          </table:table-cell>
          <table:table-cell office:value-type="percentage" office:value="0.636026567286315" calcext:value-type="percentage">
            <text:p>6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26" calcext:value-type="float">
            <text:p>22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percentage" office:value="0.0442477876106195" calcext:value-type="percentage">
            <text:p>4%</text:p>
          </table:table-cell>
          <table:table-cell office:value-type="percentage" office:value="0.769230769230769" calcext:value-type="percentage">
            <text:p>77%</text:p>
          </table:table-cell>
          <table:table-cell office:value-type="percentage" office:value="0.0836820083682009" calcext:value-type="percentage">
            <text:p>8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513889107105809" calcext:value-type="percentage">
            <text:p>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percentage" office:value="0.0173160173160173" calcext:value-type="percentage">
            <text:p>2%</text:p>
          </table:table-cell>
          <table:table-cell office:value-type="percentage" office:value="0.307692307692308" calcext:value-type="percentage">
            <text:p>31%</text:p>
          </table:table-cell>
          <table:table-cell office:value-type="percentage" office:value="0.0327868852459016" calcext:value-type="percentage">
            <text:p>3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0728790741196001" calcext:value-type="percentage">
            <text:p>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865800865800866" calcext:value-type="percentage">
            <text:p>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59362549800797" calcext:value-type="percentage">
            <text:p>16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223713184454517" calcext:value-type="percentage">
            <text:p>2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60251046025105" calcext:value-type="percentage">
            <text:p>46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630372492836676" calcext:value-type="percentage">
            <text:p>63%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835868845593253" calcext:value-type="percentage">
            <text:p>8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32" calcext:value-type="float">
            <text:p>23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percentage" office:value="0.0431034482758621" calcext:value-type="percentage">
            <text:p>4%</text:p>
          </table:table-cell>
          <table:table-cell office:value-type="percentage" office:value="0.769230769230769" calcext:value-type="percentage">
            <text:p>77%</text:p>
          </table:table-cell>
          <table:table-cell office:value-type="percentage" office:value="0.0816326530612245" calcext:value-type="percentage">
            <text:p>8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561926248238493" calcext:value-type="percentage">
            <text:p>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percentage" office:value="0.0251572327044025" calcext:value-type="percentage">
            <text:p>3%</text:p>
          </table:table-cell>
          <table:table-cell office:value-type="percentage" office:value="0.307692307692308" calcext:value-type="percentage">
            <text:p>31%</text:p>
          </table:table-cell>
          <table:table-cell office:value-type="percentage" office:value="0.0465116279069767" calcext:value-type="percentage">
            <text:p>5%</text:p>
          </table:table-cell>
          <table:table-cell office:value-type="percentage" office:value="0.0769230769230769" calcext:value-type="percentage">
            <text:p>8%</text:p>
          </table:table-cell>
          <table:table-cell office:value-type="percentage" office:value="0.0850917616622201" calcext:value-type="percentage">
            <text:p>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202020202020202" calcext:value-type="percentage">
            <text:p>2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336134453781513" calcext:value-type="percentage">
            <text:p>34%</text:p>
          </table:table-cell>
          <table:table-cell office:value-type="percentage" office:value="0.85" calcext:value-type="percentage">
            <text:p>85%</text:p>
          </table:table-cell>
          <table:table-cell office:value-type="percentage" office:value="0.910940428036016" calcext:value-type="percentage">
            <text:p>9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60251046025105" calcext:value-type="percentage">
            <text:p>46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630372492836676" calcext:value-type="percentage">
            <text:p>63%</text:p>
          </table:table-cell>
          <table:table-cell office:value-type="percentage" office:value="0.736363636363636" calcext:value-type="percentage">
            <text:p>74%</text:p>
          </table:table-cell>
          <table:table-cell office:value-type="percentage" office:value="0.825956219716945" calcext:value-type="percentage">
            <text:p>8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percentage" office:value="0.0576923076923077" calcext:value-type="percentage">
            <text:p>6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108597285067873" calcext:value-type="percentage">
            <text:p>11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168859839832881" calcext:value-type="percentage">
            <text:p>1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182" calcext:value-type="float">
            <text:p>18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percentage" office:value="0.0604395604395605" calcext:value-type="percentage">
            <text:p>6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112820512820513" calcext:value-type="percentage">
            <text:p>11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788124156545209" calcext:value-type="percentage">
            <text:p>7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percentage" office:value="0.108108108108108" calcext:value-type="percentage">
            <text:p>11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140350877192982" calcext:value-type="percentage">
            <text:p>14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0815165165165165" calcext:value-type="percentage">
            <text:p>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office:value-type="percentage" office:value="0.68695652173913" calcext:value-type="percentage">
            <text:p>69%</text:p>
          </table:table-cell>
          <table:table-cell office:value-type="percentage" office:value="0.718181818181818" calcext:value-type="percentage">
            <text:p>72%</text:p>
          </table:table-cell>
          <table:table-cell office:value-type="percentage" office:value="0.702222222222222" calcext:value-type="percentage">
            <text:p>70%</text:p>
          </table:table-cell>
          <table:table-cell office:value-type="percentage" office:value="0.681818181818182" calcext:value-type="percentage">
            <text:p>68%</text:p>
          </table:table-cell>
          <table:table-cell office:value-type="percentage" office:value="0.568135058932279" calcext:value-type="percentage">
            <text:p>5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percentage" office:value="0.0833333333333333" calcext:value-type="percentage">
            <text:p>8%</text:p>
          </table:table-cell>
          <table:table-cell office:value-type="percentage" office:value="0.0769230769230769" calcext:value-type="percentage">
            <text:p>8%</text:p>
          </table:table-cell>
          <table:table-cell office:value-type="percentage" office:value="0.08" calcext:value-type="percentage">
            <text:p>8%</text:p>
          </table:table-cell>
          <table:table-cell office:value-type="percentage" office:value="0.0769230769230769" calcext:value-type="percentage">
            <text:p>8%</text:p>
          </table:table-cell>
          <table:table-cell office:value-type="percentage" office:value="0.00854700854700855" calcext:value-type="percentage">
            <text:p>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percentage" office:value="0.157894736842105" calcext:value-type="percentage">
            <text:p>16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095" calcext:value-type="percentage">
            <text:p>1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82" calcext:value-type="float">
            <text:p>82</text:p>
          </table:table-cell>
          <table:table-cell office:value-type="percentage" office:value="0.677685950413223" calcext:value-type="percentage">
            <text:p>68%</text:p>
          </table:table-cell>
          <table:table-cell office:value-type="percentage" office:value="0.745454545454545" calcext:value-type="percentage">
            <text:p>75%</text:p>
          </table:table-cell>
          <table:table-cell office:value-type="percentage" office:value="0.70995670995671" calcext:value-type="percentage">
            <text:p>71%</text:p>
          </table:table-cell>
          <table:table-cell office:value-type="percentage" office:value="0.690909090909091" calcext:value-type="percentage">
            <text:p>69%</text:p>
          </table:table-cell>
          <table:table-cell office:value-type="percentage" office:value="0.632280281849008" calcext:value-type="percentage">
            <text:p>6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percentage" office:value="0.0740740740740741" calcext:value-type="percentage">
            <text:p>7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0384615384615385" calcext:value-type="percentage">
            <text:p>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percentage" office:value="0.0526315789473684" calcext:value-type="percentage">
            <text:p>5%</text:p>
          </table:table-cell>
          <table:table-cell office:value-type="percentage" office:value="0.0769230769230769" calcext:value-type="percentage">
            <text:p>8%</text:p>
          </table:table-cell>
          <table:table-cell office:value-type="percentage" office:value="0.0625" calcext:value-type="percentage">
            <text:p>6%</text:p>
          </table:table-cell>
          <table:table-cell table:number-columns-repeated="2" office:value-type="percentage" office:value="0.0769230769230769" calcext:value-type="percentage">
            <text:p>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percentage" office:value="0.85" calcext:value-type="percentage">
            <text:p>85%</text:p>
          </table:table-cell>
          <table:table-cell office:value-type="percentage" office:value="0.836433823529412" calcext:value-type="percentage">
            <text:p>8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percentage" office:value="0.689655172413793" calcext:value-type="percentage">
            <text:p>69%</text:p>
          </table:table-cell>
          <table:table-cell office:value-type="percentage" office:value="0.727272727272727" calcext:value-type="percentage">
            <text:p>73%</text:p>
          </table:table-cell>
          <table:table-cell office:value-type="percentage" office:value="0.707964601769912" calcext:value-type="percentage">
            <text:p>71%</text:p>
          </table:table-cell>
          <table:table-cell office:value-type="percentage" office:value="0.672727272727273" calcext:value-type="percentage">
            <text:p>67%</text:p>
          </table:table-cell>
          <table:table-cell office:value-type="percentage" office:value="0.599679128068696" calcext:value-type="percentage">
            <text:p>6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percentage" office:value="0.111111111111111" calcext:value-type="percentage">
            <text:p>11%</text:p>
          </table:table-cell>
          <table:table-cell office:value-type="percentage" office:value="0.307692307692308" calcext:value-type="percentage">
            <text:p>31%</text:p>
          </table:table-cell>
          <table:table-cell office:value-type="percentage" office:value="0.163265306122449" calcext:value-type="percentage">
            <text:p>16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0811355311355312" calcext:value-type="percentage">
            <text:p>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18181818181818" calcext:value-type="percentage">
            <text:p>82%</text:p>
          </table:table-cell>
          <table:table-cell table:number-columns-repeated="2" office:value-type="percentage" office:value="0.692307692307692" calcext:value-type="percentage">
            <text:p>6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18181818181818" calcext:value-type="percentage">
            <text:p>82%</text:p>
          </table:table-cell>
          <table:table-cell table:number-columns-repeated="2" office:value-type="percentage" office:value="0.692307692307692" calcext:value-type="percentage">
            <text:p>6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45" calcext:value-type="percentage">
            <text:p>45%</text:p>
          </table:table-cell>
          <table:table-cell office:value-type="percentage" office:value="0.620689655172414" calcext:value-type="percentage">
            <text:p>62%</text:p>
          </table:table-cell>
          <table:table-cell table:number-columns-repeated="2" office:value-type="percentage" office:value="0.45" calcext:value-type="percentage">
            <text:p>4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727272727272727" calcext:value-type="percentage">
            <text:p>7%</text:p>
          </table:table-cell>
          <table:table-cell office:value-type="percentage" office:value="0.135593220338983" calcext:value-type="percentage">
            <text:p>14%</text:p>
          </table:table-cell>
          <table:table-cell table:number-columns-repeated="2" office:value-type="percentage" office:value="0.0727272727272727" calcext:value-type="percentage">
            <text:p>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782608695652174" calcext:value-type="percentage">
            <text:p>78%</text:p>
          </table:table-cell>
          <table:table-cell table:number-columns-repeated="2" office:value-type="percentage" office:value="0.692307692307692" calcext:value-type="percentage">
            <text:p>6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location</text:p>
          </table:table-cell>
          <table:table-cell office:value-type="float" office:value="11" calcext:value-type="float">
            <office:annotation draw:style-name="gr1" draw:text-style-name="P2" svg:width="28.99mm" svg:height="17.99mm" svg:x="474.55mm" svg:y="152.07mm" draw:caption-point-x="-6.1mm" draw:caption-point-y="15.1mm">
              <dc:date>2019-05-14T00:00:00</dc:date>
              <text:p text:style-name="P1"><text:span text:style-name="T1">89 not </text:span><text:span text:style-name="T1">recognized</text:span></text:p>
            </office:annotation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percentage" office:value="0.363636363636364" calcext:value-type="percentage">
            <text:p>36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258064516129032" calcext:value-type="percentage">
            <text:p>26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170833333333333" calcext:value-type="percentage">
            <text:p>1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statistics</text:p>
          </table:table-cell>
          <table:table-cell office:value-type="float" office:value="4" calcext:value-type="float">
            <office:annotation draw:style-name="gr1" draw:text-style-name="P2" svg:width="28.99mm" svg:height="17.99mm" svg:x="474.55mm" svg:y="156.59mm" draw:caption-point-x="-6.1mm" draw:caption-point-y="15.1mm">
              <dc:date>2019-05-14T00:00:00</dc:date>
              <text:p text:style-name="P1"><text:span text:style-name="T1">96 unrecognized </text:span><text:span text:style-name="T1">datasets</text:span></text:p>
            </office:annotation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363636363636364" calcext:value-type="percentage">
            <text:p>4%</text:p>
          </table:table-cell>
          <table:table-cell office:value-type="percentage" office:value="0.0701754385964912" calcext:value-type="percentage">
            <text:p>7%</text:p>
          </table:table-cell>
          <table:table-cell table:number-columns-repeated="2" office:value-type="percentage" office:value="0.0363636363636364" calcext:value-type="percentage">
            <text:p>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bike</text:p>
          </table:table-cell>
          <table:table-cell office:value-type="float" office:value="0" calcext:value-type="float">
            <office:annotation draw:style-name="gr1" draw:text-style-name="P2" svg:width="28.99mm" svg:height="17.99mm" svg:x="474.55mm" svg:y="161.1mm" draw:caption-point-x="-6.1mm" draw:caption-point-y="15.1mm">
              <dc:date>2019-05-14T00:00:00</dc:date>
              <text:p text:style-name="P1"><text:span text:style-name="T1">1 unrecognized </text:span><text:span text:style-name="T1">dataset</text:span></text:p>
            </office:annotation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map</text:p>
          </table:table-cell>
          <table:table-cell office:value-type="float" office:value="7" calcext:value-type="float">
            <office:annotation draw:style-name="gr1" draw:text-style-name="P2" svg:width="28.99mm" svg:height="17.99mm" svg:x="474.55mm" svg:y="165.62mm" draw:caption-point-x="-6.1mm" draw:caption-point-y="15.1mm">
              <dc:date>2019-05-14T00:00:00</dc:date>
              <text:p text:style-name="P1"><text:span text:style-name="T1">29 unrecognized </text:span><text:span text:style-name="T1">datasets</text:span></text:p>
            </office:annotation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25" calcext:value-type="percentage">
            <text:p>13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22222222222222" calcext:value-type="percentage">
            <text:p>2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25" calcext:value-type="percentage">
            <text:p>1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66666666666667" calcext:value-type="percentage">
            <text:p>1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85714285714286" calcext:value-type="percentage">
            <text:p>2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66666666666667" calcext:value-type="percentage">
            <text:p>1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85714285714286" calcext:value-type="percentage">
            <text:p>2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833333333333333" calcext:value-type="percentage">
            <text:p>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5" calcext:value-type="percentage">
            <text:p>2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66666666666667" calcext:value-type="percentage">
            <text:p>1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85714285714286" calcext:value-type="percentage">
            <text:p>2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66666666666667" calcext:value-type="percentage">
            <text:p>1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85714285714286" calcext:value-type="percentage">
            <text:p>2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833333333333333" calcext:value-type="percentage">
            <text:p>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5" calcext:value-type="percentage">
            <text:p>2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66666666666667" calcext:value-type="percentage">
            <text:p>1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85714285714286" calcext:value-type="percentage">
            <text:p>2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66666666666667" calcext:value-type="percentage">
            <text:p>1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85714285714286" calcext:value-type="percentage">
            <text:p>2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333333333333333" calcext:value-type="percentage">
            <text:p>33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5" calcext:value-type="percentage">
            <text:p>2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5" calcext:value-type="percentage">
            <text:p>2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underground railway position</text:p>
          </table:table-cell>
          <table:table-cell office:value-type="float" office:value="0" calcext:value-type="float">
            <office:annotation draw:style-name="gr1" draw:text-style-name="P2" svg:width="28.99mm" svg:height="17.99mm" svg:x="474.55mm" svg:y="802.31mm" draw:caption-point-x="-6.1mm" draw:caption-point-y="15.1mm">
              <dc:date>2019-05-14T00:00:00</dc:date>
              <text:p text:style-name="P1"><text:span text:style-name="T1">0 unrecognized </text:span><text:span text:style-name="T1">datasets</text:span></text:p>
            </office:annotation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office:annotation draw:style-name="gr1" draw:text-style-name="P2" svg:width="28.99mm" svg:height="17.99mm" svg:x="474.55mm" svg:y="806.83mm" draw:caption-point-x="-6.1mm" draw:caption-point-y="15.1mm">
              <dc:date>2019-05-14T00:00:00</dc:date>
              <text:p text:style-name="P1"><text:span text:style-name="T1">0 unrecognized </text:span><text:span text:style-name="T1">datasets</text:span></text:p>
            </office:annotation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nyc subway</text:p>
          </table:table-cell>
          <table:table-cell office:value-type="float" office:value="6" calcext:value-type="float">
            <office:annotation draw:style-name="gr1" draw:text-style-name="P2" svg:width="28.99mm" svg:height="17.99mm" svg:x="474.55mm" svg:y="811.34mm" draw:caption-point-x="-6.1mm" draw:caption-point-y="15.1mm">
              <dc:date>2019-05-14T00:00:00</dc:date>
              <text:p text:style-name="P1"><text:span text:style-name="T1">2 unrecognized </text:span><text:span text:style-name="T1">datasets</text:span></text:p>
            </office:annotation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66666666666667" calcext:value-type="percentage">
            <text:p>1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85714285714286" calcext:value-type="percentage">
            <text:p>29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subway stations</text:p>
          </table:table-cell>
          <table:table-cell office:value-type="float" office:value="1" calcext:value-type="float">
            <office:annotation draw:style-name="gr1" draw:text-style-name="P2" svg:width="28.99mm" svg:height="17.99mm" svg:x="474.55mm" svg:y="815.86mm" draw:caption-point-x="-6.1mm" draw:caption-point-y="15.1mm">
              <dc:date>2019-05-14T00:00:00</dc:date>
              <text:p text:style-name="P1"><text:span text:style-name="T1">1 unrecognized </text:span><text:span text:style-name="T1">dataset</text:span></text:p>
            </office:annotation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office:annotation draw:style-name="gr1" draw:text-style-name="P2" svg:width="28.99mm" svg:height="17.99mm" svg:x="474.55mm" svg:y="820.37mm" draw:caption-point-x="-6.1mm" draw:caption-point-y="15.1mm">
              <dc:date>2019-05-14T00:00:00</dc:date>
              <text:p text:style-name="P1"><text:span text:style-name="T1">0 unrecognized </text:span><text:span text:style-name="T1">datasets</text:span></text:p>
            </office:annotation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new york state rest stop</text:p>
          </table:table-cell>
          <table:table-cell office:value-type="float" office:value="2" calcext:value-type="float">
            <office:annotation draw:style-name="gr1" draw:text-style-name="P2" svg:width="28.99mm" svg:height="17.99mm" svg:x="474.55mm" svg:y="824.89mm" draw:caption-point-x="-6.1mm" draw:caption-point-y="15.1mm">
              <dc:date>2019-05-14T00:00:00</dc:date>
              <text:p text:style-name="P1"><text:span text:style-name="T1">0 unrecognized </text:span><text:span text:style-name="T1">datasets</text:span></text:p>
            </office:annotation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rest area</text:p>
          </table:table-cell>
          <table:table-cell office:value-type="float" office:value="4" calcext:value-type="float">
            <office:annotation draw:style-name="gr1" draw:text-style-name="P2" svg:width="28.99mm" svg:height="17.99mm" svg:x="474.55mm" svg:y="829.4mm" draw:caption-point-x="-6.1mm" draw:caption-point-y="15.1mm">
              <dc:date>2019-05-14T00:00:00</dc:date>
              <text:p text:style-name="P1"><text:span text:style-name="T1">0 unrecognized </text:span><text:span text:style-name="T1">datasets</text:span></text:p>
            </office:annotation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5" calcext:value-type="percentage">
            <text:p>5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location transportation</text:p>
          </table:table-cell>
          <table:table-cell office:value-type="float" office:value="9" calcext:value-type="float">
            <office:annotation draw:style-name="gr1" draw:text-style-name="P2" svg:width="28.99mm" svg:height="17.99mm" svg:x="474.55mm" svg:y="833.92mm" draw:caption-point-x="-6.1mm" draw:caption-point-y="15.1mm">
              <dc:date>2019-05-14T00:00:00</dc:date>
              <text:p text:style-name="P1"><text:span text:style-name="T1">7 unrecognized </text:span><text:span text:style-name="T1">datasets</text:span></text:p>
            </office:annotation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percentage" office:value="0.333333333333333" calcext:value-type="percentage">
            <text:p>33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206896551724138" calcext:value-type="percentage">
            <text:p>21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1375" calcext:value-type="percentage">
            <text:p>1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statistics transportation</text:p>
          </table:table-cell>
          <table:table-cell office:value-type="float" office:value="5" calcext:value-type="float">
            <office:annotation draw:style-name="gr1" draw:text-style-name="P2" svg:width="28.99mm" svg:height="17.99mm" svg:x="474.55mm" svg:y="838.44mm" draw:caption-point-x="-6.1mm" draw:caption-point-y="15.1mm">
              <dc:date>2019-05-14T00:00:00</dc:date>
              <text:p text:style-name="P1"><text:span text:style-name="T1">0 unrecognized </text:span><text:span text:style-name="T1">datasets</text:span></text:p>
            </office:annotation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0363636363636364" calcext:value-type="percentage">
            <text:p>4%</text:p>
          </table:table-cell>
          <table:table-cell office:value-type="percentage" office:value="0.0695652173913043" calcext:value-type="percentage">
            <text:p>7%</text:p>
          </table:table-cell>
          <table:table-cell table:number-columns-repeated="2" office:value-type="percentage" office:value="0.0363636363636364" calcext:value-type="percentage">
            <text:p>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862068965517241" calcext:value-type="percentage">
            <text:p>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58730158730159" calcext:value-type="percentage">
            <text:p>16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21742197462488" calcext:value-type="percentage">
            <text:p>2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38247011952191" calcext:value-type="percentage">
            <text:p>44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609418282548476" calcext:value-type="percentage">
            <text:p>61%</text:p>
          </table:table-cell>
          <table:table-cell office:value-type="percentage" office:value="0.509090909090909" calcext:value-type="percentage">
            <text:p>51%</text:p>
          </table:table-cell>
          <table:table-cell office:value-type="percentage" office:value="0.563071708987123" calcext:value-type="percentage">
            <text:p>5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865800865800866" calcext:value-type="percentage">
            <text:p>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59362549800797" calcext:value-type="percentage">
            <text:p>16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225897008552407" calcext:value-type="percentage">
            <text:p>2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4" calcext:value-type="percentage">
            <text:p>44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611111111111111" calcext:value-type="percentage">
            <text:p>61%</text:p>
          </table:table-cell>
          <table:table-cell office:value-type="percentage" office:value="0.509090909090909" calcext:value-type="percentage">
            <text:p>51%</text:p>
          </table:table-cell>
          <table:table-cell office:value-type="percentage" office:value="0.564242302999943" calcext:value-type="percentage">
            <text:p>5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88495575221239" calcext:value-type="percentage">
            <text:p>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6260162601626" calcext:value-type="percentage">
            <text:p>16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293122389054266" calcext:value-type="percentage">
            <text:p>2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66101694915254" calcext:value-type="percentage">
            <text:p>4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635838150289017" calcext:value-type="percentage">
            <text:p>64%</text:p>
          </table:table-cell>
          <table:table-cell office:value-type="percentage" office:value="0.645454545454546" calcext:value-type="percentage">
            <text:p>65%</text:p>
          </table:table-cell>
          <table:table-cell office:value-type="percentage" office:value="0.705210705806701" calcext:value-type="percentage">
            <text:p>7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percentage" office:value="0.114285714285714" calcext:value-type="percentage">
            <text:p>11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145454545454545" calcext:value-type="percentage">
            <text:p>15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08875" calcext:value-type="percentage">
            <text:p>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  <table:table-cell office:value-type="percentage" office:value="0.73469387755102" calcext:value-type="percentage">
            <text:p>73%</text:p>
          </table:table-cell>
          <table:table-cell office:value-type="percentage" office:value="0.327272727272727" calcext:value-type="percentage">
            <text:p>33%</text:p>
          </table:table-cell>
          <table:table-cell office:value-type="percentage" office:value="0.452830188679245" calcext:value-type="percentage">
            <text:p>45%</text:p>
          </table:table-cell>
          <table:table-cell office:value-type="percentage" office:value="0.327272727272727" calcext:value-type="percentage">
            <text:p>33%</text:p>
          </table:table-cell>
          <table:table-cell office:value-type="percentage" office:value="0.232305994645687" calcext:value-type="percentage">
            <text:p>2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percentage" office:value="0.107142857142857" calcext:value-type="percentage">
            <text:p>11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125" calcext:value-type="percentage">
            <text:p>13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0830357142857143" calcext:value-type="percentage">
            <text:p>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percentage" office:value="0.682926829268293" calcext:value-type="percentage">
            <text:p>68%</text:p>
          </table:table-cell>
          <table:table-cell office:value-type="percentage" office:value="0.254545454545454" calcext:value-type="percentage">
            <text:p>25%</text:p>
          </table:table-cell>
          <table:table-cell office:value-type="percentage" office:value="0.370860927152318" calcext:value-type="percentage">
            <text:p>37%</text:p>
          </table:table-cell>
          <table:table-cell office:value-type="percentage" office:value="0.254545454545454" calcext:value-type="percentage">
            <text:p>25%</text:p>
          </table:table-cell>
          <table:table-cell office:value-type="percentage" office:value="0.17984851534856" calcext:value-type="percentage">
            <text:p>1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percentage" office:value="0.428571428571429" calcext:value-type="percentage">
            <text:p>43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222222222222222" calcext:value-type="percentage">
            <text:p>22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1" calcext:value-type="percentage">
            <text:p>1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69" calcext:value-type="float">
            <text:p>69</text:p>
          </table:table-cell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  <table:table-cell office:value-type="percentage" office:value="0.681159420289855" calcext:value-type="percentage">
            <text:p>68%</text:p>
          </table:table-cell>
          <table:table-cell office:value-type="percentage" office:value="0.427272727272727" calcext:value-type="percentage">
            <text:p>43%</text:p>
          </table:table-cell>
          <table:table-cell office:value-type="percentage" office:value="0.525139664804469" calcext:value-type="percentage">
            <text:p>53%</text:p>
          </table:table-cell>
          <table:table-cell office:value-type="percentage" office:value="0.427272727272727" calcext:value-type="percentage">
            <text:p>43%</text:p>
          </table:table-cell>
          <table:table-cell office:value-type="percentage" office:value="0.365015356804267" calcext:value-type="percentage">
            <text:p>3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0952380952380952" calcext:value-type="percentage">
            <text:p>10%</text:p>
          </table:table-cell>
          <table:table-cell table:number-columns-repeated="2" office:value-type="percentage" office:value="0.05" calcext:value-type="percentage">
            <text:p>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percentage" office:value="0.461538461538462" calcext:value-type="percentage">
            <text:p>46%</text:p>
          </table:table-cell>
          <table:table-cell office:value-type="percentage" office:value="0.0545454545454545" calcext:value-type="percentage">
            <text:p>5%</text:p>
          </table:table-cell>
          <table:table-cell office:value-type="percentage" office:value="0.0975609756097561" calcext:value-type="percentage">
            <text:p>10%</text:p>
          </table:table-cell>
          <table:table-cell table:number-columns-repeated="2" office:value-type="percentage" office:value="0.0545454545454545" calcext:value-type="percentage">
            <text:p>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09836065573771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816326530612245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12820512820513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2040816326531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5" calcext:value-type="percentage">
            <text:p>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25531914893617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847457627118644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75438596491228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12820512820513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2040816326531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5" calcext:value-type="percentage">
            <text:p>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5248618784530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989010989011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36986301369863" calcext:value-type="percentage">
            <text:p>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42477876106195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88105726872246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38095238095238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48430493273543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892857142857143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17391304347826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31034482758621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858369098712446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04081632653061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69444444444444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37931034482759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333333333333333" calcext:value-type="percentage">
            <text:p>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80769230769231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956937799043063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78571428571429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384615384615385" calcext:value-type="percentage">
            <text:p>4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740740740740741" calcext:value-type="percentage">
            <text:p>7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4" calcext:value-type="percentage">
            <text:p>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25" calcext:value-type="percentage">
            <text:p>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25" calcext:value-type="percentage">
            <text:p>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97512437810945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99009900990099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" calcext:value-type="percentage">
            <text:p>2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3859649122807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87336244541484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0483091787439613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19047619047619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35294117647059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19047619047619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35294117647059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27027027027027" calcext:value-type="percentage">
            <text:p>3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526315789473684" calcext:value-type="percentage">
            <text:p>5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909090909090909" calcext:value-type="percentage">
            <text:p>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25" calcext:value-type="percentage">
            <text:p>13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22222222222222" calcext:value-type="percentage">
            <text:p>2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21621760831014" calcext:value-type="percentage">
            <text:p>2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007092198581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1224489795918" calcext:value-type="percentage">
            <text:p>56%</text:p>
          </table:table-cell>
          <table:table-cell office:value-type="percentage" office:value="0.463636363636364" calcext:value-type="percentage">
            <text:p>46%</text:p>
          </table:table-cell>
          <table:table-cell office:value-type="percentage" office:value="0.473913627120988" calcext:value-type="percentage">
            <text:p>4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0992907801418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88135593220339" calcext:value-type="percentage">
            <text:p>9%</text:p>
          </table:table-cell>
          <table:table-cell office:value-type="percentage" office:value="0.0769230769230769" calcext:value-type="percentage">
            <text:p>8%</text:p>
          </table:table-cell>
          <table:table-cell office:value-type="percentage" office:value="0.0655062519755459" calcext:value-type="percentage">
            <text:p>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0992907801418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88135593220339" calcext:value-type="percentage">
            <text:p>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6110149928816" calcext:value-type="percentage">
            <text:p>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.270336681599193" calcext:value-type="percentage">
            <text:p>2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007092198581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1224489795918" calcext:value-type="percentage">
            <text:p>56%</text:p>
          </table:table-cell>
          <table:table-cell office:value-type="percentage" office:value="0.463636363636364" calcext:value-type="percentage">
            <text:p>46%</text:p>
          </table:table-cell>
          <table:table-cell office:value-type="percentage" office:value="0.47597459185439" calcext:value-type="percentage">
            <text:p>4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0992907801418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88135593220339" calcext:value-type="percentage">
            <text:p>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50674618928775" calcext:value-type="percentage">
            <text:p>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72727272727273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02777777777778" calcext:value-type="percentage">
            <text:p>9%</text:p>
          </table:table-cell>
          <table:table-cell office:value-type="percentage" office:value="0.0769230769230769" calcext:value-type="percentage">
            <text:p>8%</text:p>
          </table:table-cell>
          <table:table-cell office:value-type="percentage" office:value="0.166684110127496" calcext:value-type="percentage">
            <text:p>1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360321021527442" calcext:value-type="percentage">
            <text:p>3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19847328244275" calcext:value-type="percentage">
            <text:p>42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91397849462366" calcext:value-type="percentage">
            <text:p>59%</text:p>
          </table:table-cell>
          <table:table-cell office:value-type="percentage" office:value="0.445454545454546" calcext:value-type="percentage">
            <text:p>45%</text:p>
          </table:table-cell>
          <table:table-cell office:value-type="percentage" office:value="0.560313208042636" calcext:value-type="percentage">
            <text:p>5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7619047619047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09090909090909" calcext:value-type="percentage">
            <text:p>9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157725610817575" calcext:value-type="percentage">
            <text:p>1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3875968992248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59409594095941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85714285714286" calcext:value-type="percentage">
            <text:p>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38095238095238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72413793103448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555555555555556" calcext:value-type="percentage">
            <text:p>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84229390681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14285714285714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384615384615385" calcext:value-type="percentage">
            <text:p>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11111111111111" calcext:value-type="percentage">
            <text:p>1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11111111111111" calcext:value-type="percentage">
            <text:p>1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333333333333333" calcext:value-type="percentage">
            <text:p>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5871886120996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92198581560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333333333333333" calcext:value-type="percentage">
            <text:p>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7647058823529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32600732600733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40845070422535" calcext:value-type="percentage">
            <text:p>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204081632653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0202020202020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94117647058824" calcext:value-type="percentage">
            <text:p>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101010101010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434782608695652" calcext:value-type="percentage">
            <text:p>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5" calcext:value-type="percentage">
            <text:p>5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5" calcext:value-type="percentage">
            <text:p>5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9712230215827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16845878136201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5" calcext:value-type="percentage">
            <text:p>2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96812749003984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0495049504950495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0833333333333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3626943005181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297494898737723" calcext:value-type="percentage">
            <text:p>3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007092198581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1224489795918" calcext:value-type="percentage">
            <text:p>56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51142587762795" calcext:value-type="percentage">
            <text:p>5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0992907801418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88135593220339" calcext:value-type="percentage">
            <text:p>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58217613165922" calcext:value-type="percentage">
            <text:p>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35" calcext:value-type="percentage">
            <text:p>35%</text:p>
          </table:table-cell>
          <table:table-cell office:value-type="percentage" office:value="0.389165061388103" calcext:value-type="percentage">
            <text:p>3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007092198581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1224489795918" calcext:value-type="percentage">
            <text:p>56%</text:p>
          </table:table-cell>
          <table:table-cell office:value-type="percentage" office:value="0.345454545454545" calcext:value-type="percentage">
            <text:p>35%</text:p>
          </table:table-cell>
          <table:table-cell office:value-type="percentage" office:value="0.420020443363222" calcext:value-type="percentage">
            <text:p>4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0992907801418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88135593220339" calcext:value-type="percentage">
            <text:p>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58217613165922" calcext:value-type="percentage">
            <text:p>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19424460431655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4228187919463" calcext:value-type="percentage">
            <text:p>13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471779260930764" calcext:value-type="percentage">
            <text:p>4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007092198581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1224489795918" calcext:value-type="percentage">
            <text:p>56%</text:p>
          </table:table-cell>
          <table:table-cell office:value-type="percentage" office:value="0.345454545454545" calcext:value-type="percentage">
            <text:p>35%</text:p>
          </table:table-cell>
          <table:table-cell office:value-type="percentage" office:value="0.430345305926363" calcext:value-type="percentage">
            <text:p>4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0992907801418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88135593220339" calcext:value-type="percentage">
            <text:p>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67385393396842" calcext:value-type="percentage">
            <text:p>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419730178933104" calcext:value-type="percentage">
            <text:p>4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007092198581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1224489795918" calcext:value-type="percentage">
            <text:p>56%</text:p>
          </table:table-cell>
          <table:table-cell office:value-type="percentage" office:value="0.590909090909091" calcext:value-type="percentage">
            <text:p>59%</text:p>
          </table:table-cell>
          <table:table-cell office:value-type="percentage" office:value="0.592275539073782" calcext:value-type="percentage">
            <text:p>5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7619047619047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09090909090909" calcext:value-type="percentage">
            <text:p>9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157725610817575" calcext:value-type="percentage">
            <text:p>1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360321021527442" calcext:value-type="percentage">
            <text:p>3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19847328244275" calcext:value-type="percentage">
            <text:p>42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91397849462366" calcext:value-type="percentage">
            <text:p>59%</text:p>
          </table:table-cell>
          <table:table-cell office:value-type="percentage" office:value="0.445454545454546" calcext:value-type="percentage">
            <text:p>45%</text:p>
          </table:table-cell>
          <table:table-cell office:value-type="percentage" office:value="0.560313208042636" calcext:value-type="percentage">
            <text:p>5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7619047619047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09090909090909" calcext:value-type="percentage">
            <text:p>9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157725610817575" calcext:value-type="percentage">
            <text:p>1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297494898737723" calcext:value-type="percentage">
            <text:p>3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007092198581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1224489795918" calcext:value-type="percentage">
            <text:p>56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51142587762795" calcext:value-type="percentage">
            <text:p>5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0992907801418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88135593220339" calcext:value-type="percentage">
            <text:p>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58217613165922" calcext:value-type="percentage">
            <text:p>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35" calcext:value-type="percentage">
            <text:p>35%</text:p>
          </table:table-cell>
          <table:table-cell office:value-type="percentage" office:value="0.389165061388103" calcext:value-type="percentage">
            <text:p>3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007092198581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1224489795918" calcext:value-type="percentage">
            <text:p>56%</text:p>
          </table:table-cell>
          <table:table-cell office:value-type="percentage" office:value="0.345454545454545" calcext:value-type="percentage">
            <text:p>35%</text:p>
          </table:table-cell>
          <table:table-cell office:value-type="percentage" office:value="0.420020443363222" calcext:value-type="percentage">
            <text:p>4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0992907801418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88135593220339" calcext:value-type="percentage">
            <text:p>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58217613165922" calcext:value-type="percentage">
            <text:p>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19424460431655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4228187919463" calcext:value-type="percentage">
            <text:p>13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471779260930764" calcext:value-type="percentage">
            <text:p>4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007092198581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1224489795918" calcext:value-type="percentage">
            <text:p>56%</text:p>
          </table:table-cell>
          <table:table-cell office:value-type="percentage" office:value="0.345454545454545" calcext:value-type="percentage">
            <text:p>35%</text:p>
          </table:table-cell>
          <table:table-cell office:value-type="percentage" office:value="0.430345305926363" calcext:value-type="percentage">
            <text:p>4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0992907801418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88135593220339" calcext:value-type="percentage">
            <text:p>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67385393396842" calcext:value-type="percentage">
            <text:p>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419730178933104" calcext:value-type="percentage">
            <text:p>4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007092198581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1224489795918" calcext:value-type="percentage">
            <text:p>56%</text:p>
          </table:table-cell>
          <table:table-cell office:value-type="percentage" office:value="0.590909090909091" calcext:value-type="percentage">
            <text:p>59%</text:p>
          </table:table-cell>
          <table:table-cell office:value-type="percentage" office:value="0.592275539073782" calcext:value-type="percentage">
            <text:p>5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7619047619047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09090909090909" calcext:value-type="percentage">
            <text:p>9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157725610817575" calcext:value-type="percentage">
            <text:p>1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360321021527442" calcext:value-type="percentage">
            <text:p>3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19847328244275" calcext:value-type="percentage">
            <text:p>42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91397849462366" calcext:value-type="percentage">
            <text:p>59%</text:p>
          </table:table-cell>
          <table:table-cell office:value-type="percentage" office:value="0.445454545454546" calcext:value-type="percentage">
            <text:p>45%</text:p>
          </table:table-cell>
          <table:table-cell office:value-type="percentage" office:value="0.560313208042636" calcext:value-type="percentage">
            <text:p>5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7619047619047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09090909090909" calcext:value-type="percentage">
            <text:p>9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157725610817575" calcext:value-type="percentage">
            <text:p>1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297494898737723" calcext:value-type="percentage">
            <text:p>3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007092198581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1224489795918" calcext:value-type="percentage">
            <text:p>56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51142587762795" calcext:value-type="percentage">
            <text:p>5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0992907801418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88135593220339" calcext:value-type="percentage">
            <text:p>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58217613165922" calcext:value-type="percentage">
            <text:p>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35" calcext:value-type="percentage">
            <text:p>35%</text:p>
          </table:table-cell>
          <table:table-cell office:value-type="percentage" office:value="0.389165061388103" calcext:value-type="percentage">
            <text:p>3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007092198581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1224489795918" calcext:value-type="percentage">
            <text:p>56%</text:p>
          </table:table-cell>
          <table:table-cell office:value-type="percentage" office:value="0.345454545454545" calcext:value-type="percentage">
            <text:p>35%</text:p>
          </table:table-cell>
          <table:table-cell office:value-type="percentage" office:value="0.420020443363222" calcext:value-type="percentage">
            <text:p>4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0992907801418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88135593220339" calcext:value-type="percentage">
            <text:p>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58217613165922" calcext:value-type="percentage">
            <text:p>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19424460431655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4228187919463" calcext:value-type="percentage">
            <text:p>13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471779260930764" calcext:value-type="percentage">
            <text:p>4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007092198581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1224489795918" calcext:value-type="percentage">
            <text:p>56%</text:p>
          </table:table-cell>
          <table:table-cell office:value-type="percentage" office:value="0.345454545454545" calcext:value-type="percentage">
            <text:p>35%</text:p>
          </table:table-cell>
          <table:table-cell office:value-type="percentage" office:value="0.430345305926363" calcext:value-type="percentage">
            <text:p>4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0992907801418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88135593220339" calcext:value-type="percentage">
            <text:p>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67385393396842" calcext:value-type="percentage">
            <text:p>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419730178933104" calcext:value-type="percentage">
            <text:p>4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007092198581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1224489795918" calcext:value-type="percentage">
            <text:p>56%</text:p>
          </table:table-cell>
          <table:table-cell office:value-type="percentage" office:value="0.590909090909091" calcext:value-type="percentage">
            <text:p>59%</text:p>
          </table:table-cell>
          <table:table-cell office:value-type="percentage" office:value="0.592275539073782" calcext:value-type="percentage">
            <text:p>5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7619047619047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09090909090909" calcext:value-type="percentage">
            <text:p>9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157725610817575" calcext:value-type="percentage">
            <text:p>1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360321021527442" calcext:value-type="percentage">
            <text:p>3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19847328244275" calcext:value-type="percentage">
            <text:p>42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91397849462366" calcext:value-type="percentage">
            <text:p>59%</text:p>
          </table:table-cell>
          <table:table-cell office:value-type="percentage" office:value="0.445454545454546" calcext:value-type="percentage">
            <text:p>45%</text:p>
          </table:table-cell>
          <table:table-cell office:value-type="percentage" office:value="0.560313208042636" calcext:value-type="percentage">
            <text:p>5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7619047619047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09090909090909" calcext:value-type="percentage">
            <text:p>9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157725610817575" calcext:value-type="percentage">
            <text:p>1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297494898737723" calcext:value-type="percentage">
            <text:p>3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007092198581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1224489795918" calcext:value-type="percentage">
            <text:p>56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51142587762795" calcext:value-type="percentage">
            <text:p>5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0992907801418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88135593220339" calcext:value-type="percentage">
            <text:p>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58217613165922" calcext:value-type="percentage">
            <text:p>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35" calcext:value-type="percentage">
            <text:p>35%</text:p>
          </table:table-cell>
          <table:table-cell office:value-type="percentage" office:value="0.389165061388103" calcext:value-type="percentage">
            <text:p>3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007092198581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1224489795918" calcext:value-type="percentage">
            <text:p>56%</text:p>
          </table:table-cell>
          <table:table-cell office:value-type="percentage" office:value="0.345454545454545" calcext:value-type="percentage">
            <text:p>35%</text:p>
          </table:table-cell>
          <table:table-cell office:value-type="percentage" office:value="0.420020443363222" calcext:value-type="percentage">
            <text:p>4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0992907801418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88135593220339" calcext:value-type="percentage">
            <text:p>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58217613165922" calcext:value-type="percentage">
            <text:p>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19424460431655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4228187919463" calcext:value-type="percentage">
            <text:p>13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471779260930764" calcext:value-type="percentage">
            <text:p>4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007092198581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1224489795918" calcext:value-type="percentage">
            <text:p>56%</text:p>
          </table:table-cell>
          <table:table-cell office:value-type="percentage" office:value="0.345454545454545" calcext:value-type="percentage">
            <text:p>35%</text:p>
          </table:table-cell>
          <table:table-cell office:value-type="percentage" office:value="0.430345305926363" calcext:value-type="percentage">
            <text:p>4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0992907801418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88135593220339" calcext:value-type="percentage">
            <text:p>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67385393396842" calcext:value-type="percentage">
            <text:p>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419730178933104" calcext:value-type="percentage">
            <text:p>4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007092198581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1224489795918" calcext:value-type="percentage">
            <text:p>56%</text:p>
          </table:table-cell>
          <table:table-cell office:value-type="percentage" office:value="0.590909090909091" calcext:value-type="percentage">
            <text:p>59%</text:p>
          </table:table-cell>
          <table:table-cell office:value-type="percentage" office:value="0.592275539073782" calcext:value-type="percentage">
            <text:p>5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7619047619047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09090909090909" calcext:value-type="percentage">
            <text:p>9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157725610817575" calcext:value-type="percentage">
            <text:p>1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360321021527442" calcext:value-type="percentage">
            <text:p>3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19847328244275" calcext:value-type="percentage">
            <text:p>42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91397849462366" calcext:value-type="percentage">
            <text:p>59%</text:p>
          </table:table-cell>
          <table:table-cell office:value-type="percentage" office:value="0.445454545454546" calcext:value-type="percentage">
            <text:p>45%</text:p>
          </table:table-cell>
          <table:table-cell office:value-type="percentage" office:value="0.560313208042636" calcext:value-type="percentage">
            <text:p>5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7619047619047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09090909090909" calcext:value-type="percentage">
            <text:p>9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157725610817575" calcext:value-type="percentage">
            <text:p>1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11743772241993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890365448505" calcext:value-type="percentage">
            <text:p>13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298344456259847" calcext:value-type="percentage">
            <text:p>3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426523297491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5552699228792" calcext:value-type="percentage">
            <text:p>57%</text:p>
          </table:table-cell>
          <table:table-cell office:value-type="percentage" office:value="0.572727272727273" calcext:value-type="percentage">
            <text:p>57%</text:p>
          </table:table-cell>
          <table:table-cell office:value-type="percentage" office:value="0.542498235596284" calcext:value-type="percentage">
            <text:p>5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5949820788531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89041095890411" calcext:value-type="percentage">
            <text:p>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58885733197646" calcext:value-type="percentage">
            <text:p>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4393305439330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0317460317460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07251505557" calcext:value-type="percentage">
            <text:p>8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11743772241993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890365448505" calcext:value-type="percentage">
            <text:p>13%</text:p>
          </table:table-cell>
          <table:table-cell office:value-type="percentage" office:value="0.35" calcext:value-type="percentage">
            <text:p>35%</text:p>
          </table:table-cell>
          <table:table-cell office:value-type="percentage" office:value="0.389609609615857" calcext:value-type="percentage">
            <text:p>3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145907473309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2659846547315" calcext:value-type="percentage">
            <text:p>56%</text:p>
          </table:table-cell>
          <table:table-cell office:value-type="percentage" office:value="0.363636363636364" calcext:value-type="percentage">
            <text:p>36%</text:p>
          </table:table-cell>
          <table:table-cell office:value-type="percentage" office:value="0.437381386920052" calcext:value-type="percentage">
            <text:p>4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5949820788531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89041095890411" calcext:value-type="percentage">
            <text:p>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58885733197646" calcext:value-type="percentage">
            <text:p>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4393305439330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0317460317460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07251505557" calcext:value-type="percentage">
            <text:p>8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35294117647059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6986301369863" calcext:value-type="percentage">
            <text:p>14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478685296284357" calcext:value-type="percentage">
            <text:p>4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145907473309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2659846547315" calcext:value-type="percentage">
            <text:p>56%</text:p>
          </table:table-cell>
          <table:table-cell office:value-type="percentage" office:value="0.354545454545455" calcext:value-type="percentage">
            <text:p>35%</text:p>
          </table:table-cell>
          <table:table-cell office:value-type="percentage" office:value="0.446918916585885" calcext:value-type="percentage">
            <text:p>4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5949820788531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89041095890411" calcext:value-type="percentage">
            <text:p>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6774374420025" calcext:value-type="percentage">
            <text:p>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4393305439330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0317460317460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07251505557" calcext:value-type="percentage">
            <text:p>8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14285714285714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3333333333333" calcext:value-type="percentage">
            <text:p>13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419730178933104" calcext:value-type="percentage">
            <text:p>4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426523297491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5552699228792" calcext:value-type="percentage">
            <text:p>57%</text:p>
          </table:table-cell>
          <table:table-cell office:value-type="percentage" office:value="0.590909090909091" calcext:value-type="percentage">
            <text:p>59%</text:p>
          </table:table-cell>
          <table:table-cell office:value-type="percentage" office:value="0.606708036689011" calcext:value-type="percentage">
            <text:p>6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81481481481482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18727915194346" calcext:value-type="percentage">
            <text:p>9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159941998241528" calcext:value-type="percentage">
            <text:p>1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4393305439330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0317460317460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07251505557" calcext:value-type="percentage">
            <text:p>8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11743772241993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890365448505" calcext:value-type="percentage">
            <text:p>13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361884595378913" calcext:value-type="percentage">
            <text:p>3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19847328244275" calcext:value-type="percentage">
            <text:p>42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91397849462366" calcext:value-type="percentage">
            <text:p>59%</text:p>
          </table:table-cell>
          <table:table-cell office:value-type="percentage" office:value="0.527272727272727" calcext:value-type="percentage">
            <text:p>53%</text:p>
          </table:table-cell>
          <table:table-cell office:value-type="percentage" office:value="0.588888162084617" calcext:value-type="percentage">
            <text:p>5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81481481481482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18727915194346" calcext:value-type="percentage">
            <text:p>9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159941998241528" calcext:value-type="percentage">
            <text:p>1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4393305439330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0317460317460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07251505557" calcext:value-type="percentage">
            <text:p>8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865800865800866" calcext:value-type="percentage">
            <text:p>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59362549800797" calcext:value-type="percentage">
            <text:p>16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230593390503283" calcext:value-type="percentage">
            <text:p>2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38247011952191" calcext:value-type="percentage">
            <text:p>44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609418282548476" calcext:value-type="percentage">
            <text:p>61%</text:p>
          </table:table-cell>
          <table:table-cell office:value-type="percentage" office:value="0.572727272727273" calcext:value-type="percentage">
            <text:p>57%</text:p>
          </table:table-cell>
          <table:table-cell office:value-type="percentage" office:value="0.581589456901568" calcext:value-type="percentage">
            <text:p>5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32" calcext:value-type="float">
            <text:p>23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percentage" office:value="0.0431034482758621" calcext:value-type="percentage">
            <text:p>4%</text:p>
          </table:table-cell>
          <table:table-cell office:value-type="percentage" office:value="0.769230769230769" calcext:value-type="percentage">
            <text:p>77%</text:p>
          </table:table-cell>
          <table:table-cell office:value-type="percentage" office:value="0.0816326530612245" calcext:value-type="percentage">
            <text:p>8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562547995671766" calcext:value-type="percentage">
            <text:p>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182" calcext:value-type="float">
            <text:p>18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percentage" office:value="0.0604395604395605" calcext:value-type="percentage">
            <text:p>6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112820512820513" calcext:value-type="percentage">
            <text:p>11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788124156545209" calcext:value-type="percentage">
            <text:p>7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869565217391304" calcext:value-type="percentage">
            <text:p>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6" calcext:value-type="percentage">
            <text:p>16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336084988994895" calcext:value-type="percentage">
            <text:p>3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76190476190476" calcext:value-type="percentage">
            <text:p>4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645161290322581" calcext:value-type="percentage">
            <text:p>65%</text:p>
          </table:table-cell>
          <table:table-cell office:value-type="percentage" office:value="0.418181818181818" calcext:value-type="percentage">
            <text:p>42%</text:p>
          </table:table-cell>
          <table:table-cell office:value-type="percentage" office:value="0.528308595724773" calcext:value-type="percentage">
            <text:p>5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32" calcext:value-type="float">
            <text:p>23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percentage" office:value="0.0431034482758621" calcext:value-type="percentage">
            <text:p>4%</text:p>
          </table:table-cell>
          <table:table-cell office:value-type="percentage" office:value="0.769230769230769" calcext:value-type="percentage">
            <text:p>77%</text:p>
          </table:table-cell>
          <table:table-cell office:value-type="percentage" office:value="0.0816326530612245" calcext:value-type="percentage">
            <text:p>8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562547995671766" calcext:value-type="percentage">
            <text:p>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182" calcext:value-type="float">
            <text:p>18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percentage" office:value="0.0604395604395605" calcext:value-type="percentage">
            <text:p>6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112820512820513" calcext:value-type="percentage">
            <text:p>11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788124156545209" calcext:value-type="percentage">
            <text:p>7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120481927710843" calcext:value-type="percentage">
            <text:p>12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1505376344086" calcext:value-type="percentage">
            <text:p>22%</text:p>
          </table:table-cell>
          <table:table-cell office:value-type="percentage" office:value="0.55" calcext:value-type="percentage">
            <text:p>55%</text:p>
          </table:table-cell>
          <table:table-cell office:value-type="percentage" office:value="0.507364289669085" calcext:value-type="percentage">
            <text:p>5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76190476190476" calcext:value-type="percentage">
            <text:p>4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645161290322581" calcext:value-type="percentage">
            <text:p>65%</text:p>
          </table:table-cell>
          <table:table-cell office:value-type="percentage" office:value="0.427272727272727" calcext:value-type="percentage">
            <text:p>43%</text:p>
          </table:table-cell>
          <table:table-cell office:value-type="percentage" office:value="0.537709704417085" calcext:value-type="percentage">
            <text:p>5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percentage" office:value="0.0423728813559322" calcext:value-type="percentage">
            <text:p>4%</text:p>
          </table:table-cell>
          <table:table-cell office:value-type="percentage" office:value="0.769230769230769" calcext:value-type="percentage">
            <text:p>77%</text:p>
          </table:table-cell>
          <table:table-cell office:value-type="percentage" office:value="0.0803212851405623" calcext:value-type="percentage">
            <text:p>8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565712049920221" calcext:value-type="percentage">
            <text:p>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182" calcext:value-type="float">
            <text:p>18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percentage" office:value="0.0604395604395605" calcext:value-type="percentage">
            <text:p>6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112820512820513" calcext:value-type="percentage">
            <text:p>11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788124156545209" calcext:value-type="percentage">
            <text:p>7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970873786407767" calcext:value-type="percentage">
            <text:p>1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76991150442478" calcext:value-type="percentage">
            <text:p>18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276215446867349" calcext:value-type="percentage">
            <text:p>2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43548387096774" calcext:value-type="percentage">
            <text:p>44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614525139664804" calcext:value-type="percentage">
            <text:p>61%</text:p>
          </table:table-cell>
          <table:table-cell office:value-type="percentage" office:value="0.627272727272727" calcext:value-type="percentage">
            <text:p>63%</text:p>
          </table:table-cell>
          <table:table-cell office:value-type="percentage" office:value="0.695047043248448" calcext:value-type="percentage">
            <text:p>7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percentage" office:value="0.0576923076923077" calcext:value-type="percentage">
            <text:p>6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108597285067873" calcext:value-type="percentage">
            <text:p>11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168859839832881" calcext:value-type="percentage">
            <text:p>1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182" calcext:value-type="float">
            <text:p>18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percentage" office:value="0.0604395604395605" calcext:value-type="percentage">
            <text:p>6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112820512820513" calcext:value-type="percentage">
            <text:p>11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788124156545209" calcext:value-type="percentage">
            <text:p>7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88495575221239" calcext:value-type="percentage">
            <text:p>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6260162601626" calcext:value-type="percentage">
            <text:p>16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293122389054266" calcext:value-type="percentage">
            <text:p>2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66101694915254" calcext:value-type="percentage">
            <text:p>4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635838150289017" calcext:value-type="percentage">
            <text:p>64%</text:p>
          </table:table-cell>
          <table:table-cell office:value-type="percentage" office:value="0.645454545454546" calcext:value-type="percentage">
            <text:p>65%</text:p>
          </table:table-cell>
          <table:table-cell office:value-type="percentage" office:value="0.705210705806701" calcext:value-type="percentage">
            <text:p>7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percentage" office:value="0.0576923076923077" calcext:value-type="percentage">
            <text:p>6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108597285067873" calcext:value-type="percentage">
            <text:p>11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168859839832881" calcext:value-type="percentage">
            <text:p>1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183" calcext:value-type="float">
            <text:p>18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percentage" office:value="0.0601092896174863" calcext:value-type="percentage">
            <text:p>6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112244897959184" calcext:value-type="percentage">
            <text:p>11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788124156545209" calcext:value-type="percentage">
            <text:p>7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555555555555556" calcext:value-type="percentage">
            <text:p>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101010101010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12765957446808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7647058823529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32600732600733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40845070422535" calcext:value-type="percentage">
            <text:p>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204081632653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0202020202020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94117647058824" calcext:value-type="percentage">
            <text:p>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3092783505155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04081632653061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32258064516129" calcext:value-type="percentage">
            <text:p>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77777777777778" calcext:value-type="percentage">
            <text:p>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101010101010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38095238095238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7647058823529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32600732600733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40845070422535" calcext:value-type="percentage">
            <text:p>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17647058823529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32558139534884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416666666666667" calcext:value-type="percentage">
            <text:p>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3092783505155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04081632653061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3125" calcext:value-type="percentage">
            <text:p>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64102564102564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2738853503184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" calcext:value-type="percentage">
            <text:p>2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64102564102564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2738853503184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" calcext:value-type="percentage">
            <text:p>2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25" calcext:value-type="percentage">
            <text:p>1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101010101010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12765957446808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6300366300366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299270072992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69491525423729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12359550561798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2222222222222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416666666666667" calcext:value-type="percentage">
            <text:p>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9712230215827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16845878136201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5" calcext:value-type="percentage">
            <text:p>2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363636363636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2463768115942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69491525423729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9712230215827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16845878136201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5" calcext:value-type="percentage">
            <text:p>2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96812749003984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0495049504950495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555555555555556" calcext:value-type="percentage">
            <text:p>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101010101010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12765957446808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7647058823529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32600732600733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40845070422535" calcext:value-type="percentage">
            <text:p>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204081632653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0202020202020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94117647058824" calcext:value-type="percentage">
            <text:p>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3092783505155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04081632653061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32258064516129" calcext:value-type="percentage">
            <text:p>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77777777777778" calcext:value-type="percentage">
            <text:p>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101010101010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32558139534884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7647058823529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32600732600733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40845070422535" calcext:value-type="percentage">
            <text:p>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17647058823529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32558139534884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416666666666667" calcext:value-type="percentage">
            <text:p>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3092783505155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04081632653061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3125" calcext:value-type="percentage">
            <text:p>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64102564102564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2738853503184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" calcext:value-type="percentage">
            <text:p>2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64102564102564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2738853503184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" calcext:value-type="percentage">
            <text:p>2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11111111111111" calcext:value-type="percentage">
            <text:p>1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101010101010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08333333333333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6300366300366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299270072992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69491525423729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12359550561798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2222222222222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416666666666667" calcext:value-type="percentage">
            <text:p>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9712230215827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16845878136201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5" calcext:value-type="percentage">
            <text:p>2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363636363636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2463768115942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69491525423729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9712230215827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16845878136201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5" calcext:value-type="percentage">
            <text:p>2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96812749003984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0495049504950495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555555555555556" calcext:value-type="percentage">
            <text:p>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101010101010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12765957446808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7647058823529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32600732600733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40845070422535" calcext:value-type="percentage">
            <text:p>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204081632653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0202020202020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94117647058824" calcext:value-type="percentage">
            <text:p>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3092783505155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04081632653061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32258064516129" calcext:value-type="percentage">
            <text:p>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77777777777778" calcext:value-type="percentage">
            <text:p>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101010101010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38095238095238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7647058823529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32600732600733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40845070422535" calcext:value-type="percentage">
            <text:p>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17647058823529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32558139534884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434782608695652" calcext:value-type="percentage">
            <text:p>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3092783505155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04081632653061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3125" calcext:value-type="percentage">
            <text:p>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64102564102564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2738853503184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" calcext:value-type="percentage">
            <text:p>2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64102564102564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2738853503184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" calcext:value-type="percentage">
            <text:p>2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11111111111111" calcext:value-type="percentage">
            <text:p>1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101010101010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08333333333333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6300366300366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299270072992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69491525423729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12359550561798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2222222222222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434782608695652" calcext:value-type="percentage">
            <text:p>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9712230215827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16845878136201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5" calcext:value-type="percentage">
            <text:p>2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363636363636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2463768115942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69491525423729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9712230215827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16845878136201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5" calcext:value-type="percentage">
            <text:p>2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96812749003984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0495049504950495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555555555555556" calcext:value-type="percentage">
            <text:p>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101010101010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12765957446808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7647058823529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32600732600733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40845070422535" calcext:value-type="percentage">
            <text:p>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204081632653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0202020202020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85714285714286" calcext:value-type="percentage">
            <text:p>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3157894736842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5974025974026" calcext:value-type="percentage">
            <text:p>3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357142857142857" calcext:value-type="percentage">
            <text:p>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77777777777778" calcext:value-type="percentage">
            <text:p>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101010101010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38095238095238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7647058823529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32600732600733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40845070422535" calcext:value-type="percentage">
            <text:p>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17647058823529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32558139534884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416666666666667" calcext:value-type="percentage">
            <text:p>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2987012987013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56410256410257" calcext:value-type="percentage">
            <text:p>3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357142857142857" calcext:value-type="percentage">
            <text:p>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64102564102564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2738853503184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" calcext:value-type="percentage">
            <text:p>2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64102564102564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2738853503184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" calcext:value-type="percentage">
            <text:p>2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25" calcext:value-type="percentage">
            <text:p>1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101010101010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12765957446808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6300366300366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299270072992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69491525423729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12359550561798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2222222222222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416666666666667" calcext:value-type="percentage">
            <text:p>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9712230215827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16845878136201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5" calcext:value-type="percentage">
            <text:p>2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363636363636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2463768115942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66666666666667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9712230215827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16845878136201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5" calcext:value-type="percentage">
            <text:p>2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96812749003984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0495049504950495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5871886120996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92198581560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526315789473684" calcext:value-type="percentage">
            <text:p>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72413793103448" calcext:value-type="percentage">
            <text:p>2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338983050847458" calcext:value-type="percentage">
            <text:p>3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08333333333333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71747211895911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40740740740741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40845070422535" calcext:value-type="percentage">
            <text:p>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66666666666667" calcext:value-type="percentage">
            <text:p>2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327868852459016" calcext:value-type="percentage">
            <text:p>3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7027027027027" calcext:value-type="percentage">
            <text:p>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333333333333333" calcext:value-type="percentage">
            <text:p>3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645161290322581" calcext:value-type="percentage">
            <text:p>6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454545454545455" calcext:value-type="percentage">
            <text:p>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84229390681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14285714285714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84229390681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14285714285714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84229390681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14285714285714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77777777777778" calcext:value-type="percentage">
            <text:p>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72413793103448" calcext:value-type="percentage">
            <text:p>2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338983050847458" calcext:value-type="percentage">
            <text:p>3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27272727272727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71747211895911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40740740740741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40845070422535" calcext:value-type="percentage">
            <text:p>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675675675675676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34228187919463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" calcext:value-type="percentage">
            <text:p>2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675675675675676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34228187919463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" calcext:value-type="percentage">
            <text:p>2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7142857142857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11743772241993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25" calcext:value-type="percentage">
            <text:p>1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69491525423729" calcext:value-type="percentage">
            <text:p>2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333333333333333" calcext:value-type="percentage">
            <text:p>3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04081632653061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7037037037037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38007380073801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75438596491228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62111801242236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2345679012345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62111801242236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2345679012345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4963503649635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2727272727272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5" calcext:value-type="percentage">
            <text:p>2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7037037037037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38007380073801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69491525423729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62111801242236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2345679012345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62111801242236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2345679012345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4963503649635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2727272727272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5" calcext:value-type="percentage">
            <text:p>2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96812749003984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0487804878048781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62111801242236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2345679012345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62111801242236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2345679012345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32900432900433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862068965517241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4390243902439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80769230769231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956937799043063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78571428571429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15463917525773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2564102564103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66666666666667" calcext:value-type="percentage">
            <text:p>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15463917525773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2564102564103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66666666666667" calcext:value-type="percentage">
            <text:p>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46428571428571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888888888888889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56410256410256" calcext:value-type="percentage">
            <text:p>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80769230769231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956937799043063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78571428571429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5625" calcext:value-type="percentage">
            <text:p>2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307692307692308" calcext:value-type="percentage">
            <text:p>3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25" calcext:value-type="percentage">
            <text:p>1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5625" calcext:value-type="percentage">
            <text:p>2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307692307692308" calcext:value-type="percentage">
            <text:p>3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25" calcext:value-type="percentage">
            <text:p>1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34782608695652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865800865800866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833333333333333" calcext:value-type="percentage">
            <text:p>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9261083743842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980392156862745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85185185185185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19047619047619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35294117647059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19047619047619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35294117647059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97512437810945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99009900990099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" calcext:value-type="percentage">
            <text:p>2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76190476190476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947867298578199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85185185185185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19047619047619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35294117647059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19047619047619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35294117647059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97512437810945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99009900990099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" calcext:value-type="percentage">
            <text:p>2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3859649122807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87336244541484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0483091787439613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19047619047619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35294117647059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17647058823529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32558139534884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old</text:p>
          </table:table-cell>
          <table:table-cell/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underground railway position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old</text:p>
          </table:table-cell>
          <table:table-cell/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site:data.cityofnewyork.us subway stations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old</text:p>
          </table:table-cell>
          <table:table-cell/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nyc subwa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old</text:p>
          </table:table-cell>
          <table:table-cell/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subway stations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old</text:p>
          </table:table-cell>
          <table:table-cell/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highway new york rur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old</text:p>
          </table:table-cell>
          <table:table-cell/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new york state rest stop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53846153846154" calcext:value-type="percentage">
            <text:p>2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303030303030303" calcext:value-type="percentage">
            <text:p>3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58730158730159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old</text:p>
          </table:table-cell>
          <table:table-cell/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rest area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3157894736842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5974025974026" calcext:value-type="percentage">
            <text:p>3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78571428571429" calcext:value-type="percentage">
            <text:p>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old</text:p>
          </table:table-cell>
          <table:table-cell/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location transportation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percentage" office:value="0.236363636363636" calcext:value-type="percentage">
            <text:p>24%</text:p>
          </table:table-cell>
          <table:table-cell office:value-type="percentage" office:value="0.65" calcext:value-type="percentage">
            <text:p>65%</text:p>
          </table:table-cell>
          <table:table-cell office:value-type="percentage" office:value="0.346666666666667" calcext:value-type="percentage">
            <text:p>35%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109079511361977" calcext:value-type="percentage">
            <text:p>1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old</text:p>
          </table:table-cell>
          <table:table-cell/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statistics transportation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office:value-type="percentage" office:value="0.46" calcext:value-type="percentage">
            <text:p>46%</text:p>
          </table:table-cell>
          <table:table-cell office:value-type="percentage" office:value="0.209090909090909" calcext:value-type="percentage">
            <text:p>21%</text:p>
          </table:table-cell>
          <table:table-cell office:value-type="percentage" office:value="0.2875" calcext:value-type="percentage">
            <text:p>29%</text:p>
          </table:table-cell>
          <table:table-cell office:value-type="percentage" office:value="0.209090909090909" calcext:value-type="percentage">
            <text:p>21%</text:p>
          </table:table-cell>
          <table:table-cell office:value-type="percentage" office:value="0.126096916240181" calcext:value-type="percentage">
            <text:p>1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old</text:p>
          </table:table-cell>
          <table:table-cell/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bike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percentage" office:value="0.0740740740740741" calcext:value-type="percentage">
            <text:p>7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0512820512820513" calcext:value-type="percentage">
            <text:p>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old</text:p>
          </table:table-cell>
          <table:table-cell/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map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percentage" office:value="0.0151515151515152" calcext:value-type="percentage">
            <text:p>2%</text:p>
          </table:table-cell>
          <table:table-cell office:value-type="percentage" office:value="0.0769230769230769" calcext:value-type="percentage">
            <text:p>8%</text:p>
          </table:table-cell>
          <table:table-cell office:value-type="percentage" office:value="0.0253164556962025" calcext:value-type="percentage">
            <text:p>3%</text:p>
          </table:table-cell>
          <table:table-cell office:value-type="percentage" office:value="0.0769230769230769" calcext:value-type="percentage">
            <text:p>8%</text:p>
          </table:table-cell>
          <table:table-cell office:value-type="percentage" office:value="0.00961538461538462" calcext:value-type="percentage">
            <text:p>1%</text:p>
          </table:table-cell>
          <table:table-cell table:number-columns-repeated="1008"/>
        </table:table-row>
      </table:table>
      <table:table table:name="precision" table:style-name="ta1">
        <office:forms form:automatic-focus="false" form:apply-design-mode="false"/>
        <table:table-column table:style-name="co10" table:default-cell-style-name="Default"/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Precision – Tells us to what degree irrelevant datasets are excluded. No or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ter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40" office:value-type="string" calcext:value-type="string">
            <text:p>Average - precision</text:p>
          </table:table-cell>
          <table:table-cell table:style-name="ce46" office:value-type="string" calcext:value-type="string">
            <text:p>engine</text:p>
          </table:table-cell>
          <table:table-cell table:style-name="ce52" table:number-columns-repeated="2"/>
          <table:table-cell table:style-name="ce62"/>
        </table:table-row>
        <table:table-row table:style-name="ro1">
          <table:table-cell table:style-name="ce41" office:value-type="string" calcext:value-type="string">
            <text:p>query</text:p>
          </table:table-cell>
          <table:table-cell table:style-name="ce47" office:value-type="string" calcext:value-type="string">
            <text:p>dataontosearch</text:p>
          </table:table-cell>
          <table:table-cell table:style-name="ce53" office:value-type="string" calcext:value-type="string">
            <text:p>google</text:p>
          </table:table-cell>
          <table:table-cell table:style-name="ce53" office:value-type="string" calcext:value-type="string">
            <text:p>old</text:p>
          </table:table-cell>
          <table:table-cell table:style-name="ce63" office:value-type="string" calcext:value-type="string">
            <text:p>Total Result</text:p>
          </table:table-cell>
        </table:table-row>
        <table:table-row table:style-name="ro1">
          <table:table-cell table:style-name="ce42" office:value-type="string" calcext:value-type="string">
            <text:p>bike</text:p>
          </table:table-cell>
          <table:table-cell table:style-name="ce48" office:value-type="percentage" office:value="0.0476190476190476" calcext:value-type="percentage">
            <text:p>5%</text:p>
          </table:table-cell>
          <table:table-cell table:style-name="ce54" office:value-type="percentage" office:value="0" calcext:value-type="percentage">
            <text:p>0%</text:p>
          </table:table-cell>
          <table:table-cell table:style-name="ce58" office:value-type="percentage" office:value="0.0740740740740741" calcext:value-type="percentage">
            <text:p>7%</text:p>
          </table:table-cell>
          <table:table-cell table:style-name="ce64" office:value-type="percentage" office:value="0.0405643738977072" calcext:value-type="percentage">
            <text:p>4%</text:p>
          </table:table-cell>
        </table:table-row>
        <table:table-row table:style-name="ro1">
          <table:table-cell table:style-name="ce43" office:value-type="string" calcext:value-type="string">
            <text:p>highway new york rural</text:p>
          </table:table-cell>
          <table:table-cell table:style-name="ce49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9" office:value-type="percentage" office:value="0" calcext:value-type="percentage">
            <text:p>0%</text:p>
          </table:table-cell>
          <table:table-cell table:style-name="ce65" office:value-type="percentage" office:value="0" calcext:value-type="percentage">
            <text:p>0%</text:p>
          </table:table-cell>
        </table:table-row>
        <table:table-row table:style-name="ro1">
          <table:table-cell table:style-name="ce43" office:value-type="string" calcext:value-type="string">
            <text:p>location transportation</text:p>
          </table:table-cell>
          <table:table-cell table:style-name="ce49" office:value-type="percentage" office:value="0.0709219858156028" calcext:value-type="percentage">
            <text:p>7%</text:p>
          </table:table-cell>
          <table:table-cell table:style-name="ce55" office:value-type="percentage" office:value="0.333333333333333" calcext:value-type="percentage">
            <text:p>33%</text:p>
          </table:table-cell>
          <table:table-cell table:style-name="ce59" office:value-type="percentage" office:value="0.236363636363636" calcext:value-type="percentage">
            <text:p>24%</text:p>
          </table:table-cell>
          <table:table-cell table:style-name="ce65" office:value-type="percentage" office:value="0.213539651837524" calcext:value-type="percentage">
            <text:p>21%</text:p>
          </table:table-cell>
        </table:table-row>
        <table:table-row table:style-name="ro1">
          <table:table-cell table:style-name="ce43" office:value-type="string" calcext:value-type="string">
            <text:p>map</text:p>
          </table:table-cell>
          <table:table-cell table:style-name="ce49" office:value-type="percentage" office:value="0.0505836575875486" calcext:value-type="percentage">
            <text:p>5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9" office:value-type="percentage" office:value="0.0151515151515152" calcext:value-type="percentage">
            <text:p>2%</text:p>
          </table:table-cell>
          <table:table-cell table:style-name="ce65" office:value-type="percentage" office:value="0.0219117242463546" calcext:value-type="percentage">
            <text:p>2%</text:p>
          </table:table-cell>
        </table:table-row>
        <table:table-row table:style-name="ro1">
          <table:table-cell table:style-name="ce43" office:value-type="string" calcext:value-type="string">
            <text:p>new york state rest stop</text:p>
          </table:table-cell>
          <table:table-cell table:style-name="ce49" office:value-type="percentage" office:value="0.00523560209424084" calcext:value-type="percentage">
            <text:p>1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9" office:value-type="percentage" office:value="0.0153846153846154" calcext:value-type="percentage">
            <text:p>2%</text:p>
          </table:table-cell>
          <table:table-cell table:style-name="ce65" office:value-type="percentage" office:value="0.00687340582628541" calcext:value-type="percentage">
            <text:p>1%</text:p>
          </table:table-cell>
        </table:table-row>
        <table:table-row table:style-name="ro1">
          <table:table-cell table:style-name="ce43" office:value-type="string" calcext:value-type="string">
            <text:p>nyc subway</text:p>
          </table:table-cell>
          <table:table-cell table:style-name="ce49" office:value-type="percentage" office:value="0.00363636363636364" calcext:value-type="percentage">
            <text:p>0%</text:p>
          </table:table-cell>
          <table:table-cell table:style-name="ce55" office:value-type="percentage" office:value="0.166666666666667" calcext:value-type="percentage">
            <text:p>17%</text:p>
          </table:table-cell>
          <table:table-cell table:style-name="ce59" office:value-type="percentage" office:value="0" calcext:value-type="percentage">
            <text:p>0%</text:p>
          </table:table-cell>
          <table:table-cell table:style-name="ce65" office:value-type="percentage" office:value="0.0567676767676769" calcext:value-type="percentage">
            <text:p>6%</text:p>
          </table:table-cell>
        </table:table-row>
        <table:table-row table:style-name="ro1">
          <table:table-cell table:style-name="ce43" office:value-type="string" calcext:value-type="string">
            <text:p>rest area</text:p>
          </table:table-cell>
          <table:table-cell table:style-name="ce49" office:value-type="percentage" office:value="0.00523560209424084" calcext:value-type="percentage">
            <text:p>1%</text:p>
          </table:table-cell>
          <table:table-cell table:style-name="ce55" office:value-type="percentage" office:value="0.25" calcext:value-type="percentage">
            <text:p>25%</text:p>
          </table:table-cell>
          <table:table-cell table:style-name="ce59" office:value-type="percentage" office:value="0.0131578947368421" calcext:value-type="percentage">
            <text:p>1%</text:p>
          </table:table-cell>
          <table:table-cell table:style-name="ce65" office:value-type="percentage" office:value="0.0894644989436943" calcext:value-type="percentage">
            <text:p>9%</text:p>
          </table:table-cell>
        </table:table-row>
        <table:table-row table:style-name="ro1">
          <table:table-cell table:style-name="ce43" office:value-type="string" calcext:value-type="string">
            <text:p>site:data.cityofnewyork.us subway stations</text:p>
          </table:table-cell>
          <table:table-cell table:style-name="ce49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style-name="ce59" office:value-type="percentage" office:value="0" calcext:value-type="percentage">
            <text:p>0%</text:p>
          </table:table-cell>
          <table:table-cell table:style-name="ce65" office:value-type="percentage" office:value="0" calcext:value-type="percentage">
            <text:p>0%</text:p>
          </table:table-cell>
        </table:table-row>
        <table:table-row table:style-name="ro1">
          <table:table-cell table:style-name="ce43" office:value-type="string" calcext:value-type="string">
            <text:p>statistics transportation</text:p>
          </table:table-cell>
          <table:table-cell table:style-name="ce49" office:value-type="percentage" office:value="0.390070921985816" calcext:value-type="percentage">
            <text:p>39%</text:p>
          </table:table-cell>
          <table:table-cell table:style-name="ce55" office:value-type="percentage" office:value="0.8" calcext:value-type="percentage">
            <text:p>80%</text:p>
          </table:table-cell>
          <table:table-cell table:style-name="ce59" office:value-type="percentage" office:value="0.46" calcext:value-type="percentage">
            <text:p>46%</text:p>
          </table:table-cell>
          <table:table-cell table:style-name="ce65" office:value-type="percentage" office:value="0.550023640661939" calcext:value-type="percentage">
            <text:p>55%</text:p>
          </table:table-cell>
        </table:table-row>
        <table:table-row table:style-name="ro1">
          <table:table-cell table:style-name="ce43" office:value-type="string" calcext:value-type="string">
            <text:p>subway stations</text:p>
          </table:table-cell>
          <table:table-cell table:style-name="ce49" office:value-type="percentage" office:value="0" calcext:value-type="percentage">
            <text:p>0%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59" office:value-type="percentage" office:value="0" calcext:value-type="percentage">
            <text:p>0%</text:p>
          </table:table-cell>
          <table:table-cell table:style-name="ce65" office:value-type="percentage" office:value="0.333333333333333" calcext:value-type="percentage">
            <text:p>33%</text:p>
          </table:table-cell>
        </table:table-row>
        <table:table-row table:style-name="ro1">
          <table:table-cell table:style-name="ce43" office:value-type="string" calcext:value-type="string">
            <text:p>underground railway position</text:p>
          </table:table-cell>
          <table:table-cell table:style-name="ce50" office:value-type="percentage" office:value="0.00359712230215827" calcext:value-type="percentage">
            <text:p>0%</text:p>
          </table:table-cell>
          <table:table-cell table:style-name="ce56" office:value-type="percentage" office:value="0" calcext:value-type="percentage">
            <text:p>0%</text:p>
          </table:table-cell>
          <table:table-cell table:style-name="ce60" office:value-type="percentage" office:value="0" calcext:value-type="percentage">
            <text:p>0%</text:p>
          </table:table-cell>
          <table:table-cell table:style-name="ce66" office:value-type="percentage" office:value="0.00119904076738609" calcext:value-type="percentage">
            <text:p>0%</text:p>
          </table:table-cell>
        </table:table-row>
        <table:table-row table:style-name="ro1">
          <table:table-cell table:style-name="ce44" office:value-type="string" calcext:value-type="string">
            <text:p>Total Result</text:p>
          </table:table-cell>
          <table:table-cell table:style-name="ce51" office:value-type="percentage" office:value="0.0524454821031835" calcext:value-type="percentage">
            <text:p>5%</text:p>
          </table:table-cell>
          <table:table-cell table:style-name="ce57" office:value-type="percentage" office:value="0.231818181818182" calcext:value-type="percentage">
            <text:p>23%</text:p>
          </table:table-cell>
          <table:table-cell table:style-name="ce61" office:value-type="percentage" office:value="0.0740119759736985" calcext:value-type="percentage">
            <text:p>7%</text:p>
          </table:table-cell>
          <table:table-cell table:style-name="ce67" office:value-type="percentage" office:value="0.119425213298355" calcext:value-type="percentage">
            <text:p>12%</text:p>
          </table:table-cell>
        </table:table-row>
        <table:table-row table:style-name="ro1" table:number-rows-repeated="19">
          <table:table-cell table:number-columns-repeated="5"/>
        </table:table-row>
        <table:table-row table:style-name="ro1" table:number-rows-repeated="10">
          <table:table-cell table:style-name="ce2" table:number-columns-repeated="3"/>
          <table:table-cell table:number-columns-repeated="2"/>
        </table:table-row>
        <table:table-row table:style-name="ro1">
          <table:table-cell table:style-name="ce2" table:number-columns-repeated="3"/>
          <table:table-cell table:number-columns-repeated="2"/>
        </table:table-row>
      </table:table>
      <table:table table:name="recall" table:style-name="ta1">
        <office:forms form:automatic-focus="false" form:apply-design-mode="false"/>
        <table:table-column table:style-name="co10" table:default-cell-style-name="ce43"/>
        <table:table-column table:style-name="co9" table:default-cell-style-name="ce49"/>
        <table:table-column table:style-name="co9" table:default-cell-style-name="ce55"/>
        <table:table-column table:style-name="co9" table:default-cell-style-name="ce59"/>
        <table:table-column table:style-name="co9" table:default-cell-style-name="ce65"/>
        <table:table-row table:style-name="ro1">
          <table:table-cell table:style-name="Default" office:value-type="string" calcext:value-type="string">
            <text:p>Recall – Tells us whether the user can find what they’re looking for, given their query. No ordering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40" office:value-type="string" calcext:value-type="string">
            <text:p>Average - recall</text:p>
          </table:table-cell>
          <table:table-cell table:style-name="ce46" office:value-type="string" calcext:value-type="string">
            <text:p>engine</text:p>
          </table:table-cell>
          <table:table-cell table:style-name="ce52" table:number-columns-repeated="2"/>
          <table:table-cell table:style-name="ce62"/>
        </table:table-row>
        <table:table-row table:style-name="ro1">
          <table:table-cell table:style-name="ce41" office:value-type="string" calcext:value-type="string">
            <text:p>query</text:p>
          </table:table-cell>
          <table:table-cell table:style-name="ce47" office:value-type="string" calcext:value-type="string">
            <text:p>dataontosearch</text:p>
          </table:table-cell>
          <table:table-cell table:style-name="ce53" office:value-type="string" calcext:value-type="string">
            <text:p>google</text:p>
          </table:table-cell>
          <table:table-cell table:style-name="ce53" office:value-type="string" calcext:value-type="string">
            <text:p>old</text:p>
          </table:table-cell>
          <table:table-cell table:style-name="ce63" office:value-type="string" calcext:value-type="string">
            <text:p>Total Result</text:p>
          </table:table-cell>
        </table:table-row>
        <table:table-row table:style-name="ro1">
          <table:table-cell table:style-name="ce42" office:value-type="string" calcext:value-type="string">
            <text:p>bike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4" office:value-type="percentage" office:value="0" calcext:value-type="percentage">
            <text:p>0%</text:p>
          </table:table-cell>
          <table:table-cell table:style-name="ce58" office:value-type="percentage" office:value="0.153846153846154" calcext:value-type="percentage">
            <text:p>15%</text:p>
          </table:table-cell>
          <table:table-cell table:style-name="ce64" office:value-type="percentage" office:value="0.384615384615385" calcext:value-type="percentage">
            <text:p>38%</text:p>
          </table:table-cell>
        </table:table-row>
        <table:table-row table:style-name="ro1">
          <table:table-cell office:value-type="string" calcext:value-type="string">
            <text:p>highway new york rural</text:p>
          </table:table-cell>
          <table:table-cell table:number-columns-repeated="4"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location transportation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65" calcext:value-type="percentage">
            <text:p>65%</text:p>
          </table:table-cell>
          <table:table-cell office:value-type="percentage" office:value="0.6" calcext:value-type="percentage">
            <text:p>60%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769230769230769" calcext:value-type="percentage">
            <text:p>8%</text:p>
          </table:table-cell>
          <table:table-cell office:value-type="percentage" office:value="0.358974358974359" calcext:value-type="percentage">
            <text:p>36%</text:p>
          </table:table-cell>
        </table:table-row>
        <table:table-row table:style-name="ro1">
          <table:table-cell office:value-type="string" calcext:value-type="string">
            <text:p>new york state rest stop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666666666666667" calcext:value-type="percentage">
            <text:p>67%</text:p>
          </table:table-cell>
        </table:table-row>
        <table:table-row table:style-name="ro1">
          <table:table-cell office:value-type="string" calcext:value-type="string">
            <text:p>nyc subway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666666666666667" calcext:value-type="percentage">
            <text:p>67%</text:p>
          </table:table-cell>
        </table:table-row>
        <table:table-row table:style-name="ro1">
          <table:table-cell office:value-type="string" calcext:value-type="string">
            <text:p>rest area</text:p>
          </table:table-cell>
          <table:table-cell table:number-columns-repeated="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ite:data.cityofnewyork.us subway stations</text:p>
          </table:table-cell>
          <table:table-cell table:number-columns-repeated="4"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statistics transportation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363636363636364" calcext:value-type="percentage">
            <text:p>4%</text:p>
          </table:table-cell>
          <table:table-cell office:value-type="percentage" office:value="0.209090909090909" calcext:value-type="percentage">
            <text:p>21%</text:p>
          </table:table-cell>
          <table:table-cell office:value-type="percentage" office:value="0.415151515151515" calcext:value-type="percentage">
            <text:p>42%</text:p>
          </table:table-cell>
        </table:table-row>
        <table:table-row table:style-name="ro1">
          <table:table-cell office:value-type="string" calcext:value-type="string">
            <text:p>subway stations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333333333333333" calcext:value-type="percentage">
            <text:p>33%</text:p>
          </table:table-cell>
        </table:table-row>
        <table:table-row table:style-name="ro1">
          <table:table-cell office:value-type="string" calcext:value-type="string">
            <text:p>underground railway position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56" office:value-type="percentage" office:value="0" calcext:value-type="percentage">
            <text:p>0%</text:p>
          </table:table-cell>
          <table:table-cell table:style-name="ce60" office:value-type="percentage" office:value="0" calcext:value-type="percentage">
            <text:p>0%</text:p>
          </table:table-cell>
          <table:table-cell table:style-name="ce66" office:value-type="percentage" office:value="0.333333333333333" calcext:value-type="percentage">
            <text:p>33%</text:p>
          </table:table-cell>
        </table:table-row>
        <table:table-row table:style-name="ro1">
          <table:table-cell table:style-name="ce44" office:value-type="string" calcext:value-type="string">
            <text:p>Total Result</text:p>
          </table:table-cell>
          <table:table-cell table:style-name="ce51" office:value-type="percentage" office:value="0.727272727272727" calcext:value-type="percentage">
            <text:p>73%</text:p>
          </table:table-cell>
          <table:table-cell table:style-name="ce57" office:value-type="percentage" office:value="0.289669421487603" calcext:value-type="percentage">
            <text:p>29%</text:p>
          </table:table-cell>
          <table:table-cell table:style-name="ce61" office:value-type="percentage" office:value="0.280896376350922" calcext:value-type="percentage">
            <text:p>28%</text:p>
          </table:table-cell>
          <table:table-cell table:style-name="ce67" office:value-type="percentage" office:value="0.432612841703751" calcext:value-type="percentage">
            <text:p>43%</text:p>
          </table:table-cell>
        </table:table-row>
      </table:table>
      <table:table table:name="f1 score" table:style-name="ta1">
        <office:forms form:automatic-focus="false" form:apply-design-mode="false"/>
        <table:table-column table:style-name="co10" table:default-cell-style-name="ce43"/>
        <table:table-column table:style-name="co9" table:default-cell-style-name="ce49"/>
        <table:table-column table:style-name="co9" table:default-cell-style-name="ce55"/>
        <table:table-column table:style-name="co9" table:default-cell-style-name="ce59"/>
        <table:table-column table:style-name="co9" table:default-cell-style-name="ce65"/>
        <table:table-row table:style-name="ro1">
          <table:table-cell table:style-name="Default" office:value-type="string" calcext:value-type="string">
            <text:p>F1 score: gives us a unified measure of precision and recall. No ordering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40" office:value-type="string" calcext:value-type="string">
            <text:p>Average - f1-measure</text:p>
          </table:table-cell>
          <table:table-cell table:style-name="ce46" office:value-type="string" calcext:value-type="string">
            <text:p>engine</text:p>
          </table:table-cell>
          <table:table-cell table:style-name="ce52" table:number-columns-repeated="2"/>
          <table:table-cell table:style-name="ce62"/>
        </table:table-row>
        <table:table-row table:style-name="ro1">
          <table:table-cell table:style-name="ce41" office:value-type="string" calcext:value-type="string">
            <text:p>query</text:p>
          </table:table-cell>
          <table:table-cell table:style-name="ce47" office:value-type="string" calcext:value-type="string">
            <text:p>dataontosearch</text:p>
          </table:table-cell>
          <table:table-cell table:style-name="ce53" office:value-type="string" calcext:value-type="string">
            <text:p>google</text:p>
          </table:table-cell>
          <table:table-cell table:style-name="ce53" office:value-type="string" calcext:value-type="string">
            <text:p>old</text:p>
          </table:table-cell>
          <table:table-cell table:style-name="ce63" office:value-type="string" calcext:value-type="string">
            <text:p>Total Result</text:p>
          </table:table-cell>
        </table:table-row>
        <table:table-row table:style-name="ro1">
          <table:table-cell table:style-name="ce42" office:value-type="string" calcext:value-type="string">
            <text:p>bike</text:p>
          </table:table-cell>
          <table:table-cell table:style-name="ce48" office:value-type="percentage" office:value="0.0909090909090909" calcext:value-type="percentage">
            <text:p>9%</text:p>
          </table:table-cell>
          <table:table-cell table:style-name="ce54" office:value-type="percentage" office:value="0" calcext:value-type="percentage">
            <text:p>0%</text:p>
          </table:table-cell>
          <table:table-cell table:style-name="ce58" office:value-type="percentage" office:value="0.1" calcext:value-type="percentage">
            <text:p>10%</text:p>
          </table:table-cell>
          <table:table-cell table:style-name="ce64" office:value-type="percentage" office:value="0.0636363636363636" calcext:value-type="percentage">
            <text:p>6%</text:p>
          </table:table-cell>
        </table:table-row>
        <table:table-row table:style-name="ro1">
          <table:table-cell office:value-type="string" calcext:value-type="string">
            <text:p>highway new york rural</text:p>
          </table:table-cell>
          <table:table-cell table:number-columns-repeated="4"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location transportation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206896551724138" calcext:value-type="percentage">
            <text:p>21%</text:p>
          </table:table-cell>
          <table:table-cell office:value-type="percentage" office:value="0.346666666666667" calcext:value-type="percentage">
            <text:p>35%</text:p>
          </table:table-cell>
          <table:table-cell office:value-type="percentage" office:value="0.228671183172211" calcext:value-type="percentage">
            <text:p>23%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53164556962025" calcext:value-type="percentage">
            <text:p>3%</text:p>
          </table:table-cell>
          <table:table-cell office:value-type="percentage" office:value="0.0405375839974996" calcext:value-type="percentage">
            <text:p>4%</text:p>
          </table:table-cell>
        </table:table-row>
        <table:table-row table:style-name="ro1">
          <table:table-cell office:value-type="string" calcext:value-type="string">
            <text:p>new york state rest stop</text:p>
          </table:table-cell>
          <table:table-cell office:value-type="percentage" office:value="0.010416666666666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303030303030303" calcext:value-type="percentage">
            <text:p>3%</text:p>
          </table:table-cell>
          <table:table-cell office:value-type="percentage" office:value="0.0135732323232323" calcext:value-type="percentage">
            <text:p>1%</text:p>
          </table:table-cell>
        </table:table-row>
        <table:table-row table:style-name="ro1">
          <table:table-cell office:value-type="string" calcext:value-type="string">
            <text:p>nyc subway</text:p>
          </table:table-cell>
          <table:table-cell office:value-type="percentage" office:value="0.0072463768115942" calcext:value-type="percentage">
            <text:p>1%</text:p>
          </table:table-cell>
          <table:table-cell office:value-type="percentage" office:value="0.285714285714286" calcext:value-type="percentage">
            <text:p>2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976535541752934" calcext:value-type="percentage">
            <text:p>10%</text:p>
          </table:table-cell>
        </table:table-row>
        <table:table-row table:style-name="ro1">
          <table:table-cell office:value-type="string" calcext:value-type="string">
            <text:p>rest area</text:p>
          </table:table-cell>
          <table:table-cell office:value-type="percentage" office:value="0.0104166666666667" calcext:value-type="percentage">
            <text:p>1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025974025974026" calcext:value-type="percentage">
            <text:p>3%</text:p>
          </table:table-cell>
          <table:table-cell office:value-type="percentage" office:value="0.145463564213564" calcext:value-type="percentage">
            <text:p>15%</text:p>
          </table:table-cell>
        </table:table-row>
        <table:table-row table:style-name="ro1">
          <table:table-cell office:value-type="string" calcext:value-type="string">
            <text:p>site:data.cityofnewyork.us subway stations</text:p>
          </table:table-cell>
          <table:table-cell table:number-columns-repeated="4"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statistics transportation</text:p>
          </table:table-cell>
          <table:table-cell office:value-type="percentage" office:value="0.561224489795918" calcext:value-type="percentage">
            <text:p>56%</text:p>
          </table:table-cell>
          <table:table-cell office:value-type="percentage" office:value="0.0695652173913043" calcext:value-type="percentage">
            <text:p>7%</text:p>
          </table:table-cell>
          <table:table-cell office:value-type="percentage" office:value="0.2875" calcext:value-type="percentage">
            <text:p>29%</text:p>
          </table:table-cell>
          <table:table-cell office:value-type="percentage" office:value="0.306096569062408" calcext:value-type="percentage">
            <text:p>31%</text:p>
          </table:table-cell>
        </table:table-row>
        <table:table-row table:style-name="ro1">
          <table:table-cell office:value-type="string" calcext:value-type="string">
            <text:p>subway stations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333333333333333" calcext:value-type="percentage">
            <text:p>33%</text:p>
          </table:table-cell>
        </table:table-row>
        <table:table-row table:style-name="ro1">
          <table:table-cell office:value-type="string" calcext:value-type="string">
            <text:p>underground railway position</text:p>
          </table:table-cell>
          <table:table-cell table:style-name="ce50" office:value-type="percentage" office:value="0.00716845878136201" calcext:value-type="percentage">
            <text:p>1%</text:p>
          </table:table-cell>
          <table:table-cell table:style-name="ce56" office:value-type="percentage" office:value="0" calcext:value-type="percentage">
            <text:p>0%</text:p>
          </table:table-cell>
          <table:table-cell table:style-name="ce60" office:value-type="percentage" office:value="0" calcext:value-type="percentage">
            <text:p>0%</text:p>
          </table:table-cell>
          <table:table-cell table:style-name="ce66" office:value-type="percentage" office:value="0.002389486260454" calcext:value-type="percentage">
            <text:p>0%</text:p>
          </table:table-cell>
        </table:table-row>
        <table:table-row table:style-name="ro1">
          <table:table-cell table:style-name="ce44" office:value-type="string" calcext:value-type="string">
            <text:p>Total Result</text:p>
          </table:table-cell>
          <table:table-cell table:style-name="ce51" office:value-type="percentage" office:value="0.0832843979139475" calcext:value-type="percentage">
            <text:p>8%</text:p>
          </table:table-cell>
          <table:table-cell table:style-name="ce57" office:value-type="percentage" office:value="0.178379641348157" calcext:value-type="percentage">
            <text:p>18%</text:p>
          </table:table-cell>
          <table:table-cell table:style-name="ce61" office:value-type="percentage" office:value="0.0741600162399932" calcext:value-type="percentage">
            <text:p>7%</text:p>
          </table:table-cell>
          <table:table-cell table:style-name="ce67" office:value-type="percentage" office:value="0.111941351834033" calcext:value-type="percentage">
            <text:p>11%</text:p>
          </table:table-cell>
        </table:table-row>
      </table:table>
      <table:table table:name="r-precision" table:style-name="ta1">
        <office:forms form:automatic-focus="false" form:apply-design-mode="false"/>
        <table:table-column table:style-name="co10" table:default-cell-style-name="ce43"/>
        <table:table-column table:style-name="co9" table:default-cell-style-name="ce49"/>
        <table:table-column table:style-name="co9" table:default-cell-style-name="ce55"/>
        <table:table-column table:style-name="co9" table:default-cell-style-name="ce59"/>
        <table:table-column table:style-name="co9" table:default-cell-style-name="ce65"/>
        <table:table-row table:style-name="ro1">
          <table:table-cell table:style-name="Default" office:value-type="string" calcext:value-type="string">
            <text:p>R-Precision – Incorporates an aspect of ranking, by looking at only a top portion of the retrieved datasets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40" office:value-type="string" calcext:value-type="string">
            <text:p>Average - r-precision</text:p>
          </table:table-cell>
          <table:table-cell table:style-name="ce46" office:value-type="string" calcext:value-type="string">
            <text:p>engine</text:p>
          </table:table-cell>
          <table:table-cell table:style-name="ce52" table:number-columns-repeated="2"/>
          <table:table-cell table:style-name="ce62"/>
        </table:table-row>
        <table:table-row table:style-name="ro1">
          <table:table-cell table:style-name="ce41" office:value-type="string" calcext:value-type="string">
            <text:p>query</text:p>
          </table:table-cell>
          <table:table-cell table:style-name="ce47" office:value-type="string" calcext:value-type="string">
            <text:p>dataontosearch</text:p>
          </table:table-cell>
          <table:table-cell table:style-name="ce53" office:value-type="string" calcext:value-type="string">
            <text:p>google</text:p>
          </table:table-cell>
          <table:table-cell table:style-name="ce53" office:value-type="string" calcext:value-type="string">
            <text:p>old</text:p>
          </table:table-cell>
          <table:table-cell table:style-name="ce63" office:value-type="string" calcext:value-type="string">
            <text:p>Total Result</text:p>
          </table:table-cell>
        </table:table-row>
        <table:table-row table:style-name="ro1">
          <table:table-cell table:style-name="ce42" office:value-type="string" calcext:value-type="string">
            <text:p>bike</text:p>
          </table:table-cell>
          <table:table-cell table:style-name="ce48" office:value-type="percentage" office:value="0.153846153846154" calcext:value-type="percentage">
            <text:p>15%</text:p>
          </table:table-cell>
          <table:table-cell table:style-name="ce54" office:value-type="percentage" office:value="0" calcext:value-type="percentage">
            <text:p>0%</text:p>
          </table:table-cell>
          <table:table-cell table:style-name="ce58" office:value-type="percentage" office:value="0.153846153846154" calcext:value-type="percentage">
            <text:p>15%</text:p>
          </table:table-cell>
          <table:table-cell table:style-name="ce64" office:value-type="percentage" office:value="0.102564102564103" calcext:value-type="percentage">
            <text:p>10%</text:p>
          </table:table-cell>
        </table:table-row>
        <table:table-row table:style-name="ro1">
          <table:table-cell office:value-type="string" calcext:value-type="string">
            <text:p>highway new york rural</text:p>
          </table:table-cell>
          <table:table-cell table:number-columns-repeated="4"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location transportation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233333333333333" calcext:value-type="percentage">
            <text:p>23%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769230769230769" calcext:value-type="percentage">
            <text:p>8%</text:p>
          </table:table-cell>
          <table:table-cell office:value-type="percentage" office:value="0.256410256410256" calcext:value-type="percentage">
            <text:p>26%</text:p>
          </table:table-cell>
        </table:table-row>
        <table:table-row table:style-name="ro1">
          <table:table-cell office:value-type="string" calcext:value-type="string">
            <text:p>new york state rest stop</text:p>
          </table:table-cell>
          <table:table-cell office:value-type="percentage" office:value="1" calcext:value-type="percentage">
            <text:p>100%</text:p>
          </table:table-cell>
          <table:table-cell table:number-columns-repeated="2" office:value-type="percentage" office:value="0" calcext:value-type="percentage">
            <text:p>0%</text:p>
          </table:table-cell>
          <table:table-cell office:value-type="percentage" office:value="0.333333333333333" calcext:value-type="percentage">
            <text:p>33%</text:p>
          </table:table-cell>
        </table:table-row>
        <table:table-row table:style-name="ro1">
          <table:table-cell office:value-type="string" calcext:value-type="string">
            <text:p>nyc subway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333333333333333" calcext:value-type="percentage">
            <text:p>33%</text:p>
          </table:table-cell>
        </table:table-row>
        <table:table-row table:style-name="ro1">
          <table:table-cell office:value-type="string" calcext:value-type="string">
            <text:p>rest area</text:p>
          </table:table-cell>
          <table:table-cell office:value-type="percentage" office:value="1" calcext:value-type="percentage">
            <text:p>100%</text:p>
          </table:table-cell>
          <table:table-cell table:number-columns-repeated="2" office:value-type="percentage" office:value="0" calcext:value-type="percentage">
            <text:p>0%</text:p>
          </table:table-cell>
          <table:table-cell office:value-type="percentage" office:value="0.333333333333333" calcext:value-type="percentage">
            <text:p>33%</text:p>
          </table:table-cell>
        </table:table-row>
        <table:table-row table:style-name="ro1">
          <table:table-cell office:value-type="string" calcext:value-type="string">
            <text:p>site:data.cityofnewyork.us subway stations</text:p>
          </table:table-cell>
          <table:table-cell table:number-columns-repeated="4"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statistics transportation</text:p>
          </table:table-cell>
          <table:table-cell office:value-type="percentage" office:value="0.590909090909091" calcext:value-type="percentage">
            <text:p>59%</text:p>
          </table:table-cell>
          <table:table-cell office:value-type="percentage" office:value="0.0363636363636364" calcext:value-type="percentage">
            <text:p>4%</text:p>
          </table:table-cell>
          <table:table-cell office:value-type="percentage" office:value="0.209090909090909" calcext:value-type="percentage">
            <text:p>21%</text:p>
          </table:table-cell>
          <table:table-cell office:value-type="percentage" office:value="0.278787878787879" calcext:value-type="percentage">
            <text:p>28%</text:p>
          </table:table-cell>
        </table:table-row>
        <table:table-row table:style-name="ro1">
          <table:table-cell office:value-type="string" calcext:value-type="string">
            <text:p>subway stations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333333333333333" calcext:value-type="percentage">
            <text:p>33%</text:p>
          </table:table-cell>
        </table:table-row>
        <table:table-row table:style-name="ro1">
          <table:table-cell office:value-type="string" calcext:value-type="string">
            <text:p>underground railway position</text:p>
          </table:table-cell>
          <table:table-cell table:style-name="ce50" office:value-type="percentage" office:value="0" calcext:value-type="percentage">
            <text:p>0%</text:p>
          </table:table-cell>
          <table:table-cell table:style-name="ce56" office:value-type="percentage" office:value="0" calcext:value-type="percentage">
            <text:p>0%</text:p>
          </table:table-cell>
          <table:table-cell table:style-name="ce60" office:value-type="percentage" office:value="0" calcext:value-type="percentage">
            <text:p>0%</text:p>
          </table:table-cell>
          <table:table-cell table:style-name="ce66" office:value-type="percentage" office:value="0" calcext:value-type="percentage">
            <text:p>0%</text:p>
          </table:table-cell>
        </table:table-row>
        <table:table-row table:style-name="ro1">
          <table:table-cell table:style-name="ce44" office:value-type="string" calcext:value-type="string">
            <text:p>Total Result</text:p>
          </table:table-cell>
          <table:table-cell table:style-name="ce51" office:value-type="percentage" office:value="0.357914812460267" calcext:value-type="percentage">
            <text:p>36%</text:p>
          </table:table-cell>
          <table:table-cell table:style-name="ce57" office:value-type="percentage" office:value="0.198760330578512" calcext:value-type="percentage">
            <text:p>20%</text:p>
          </table:table-cell>
          <table:table-cell table:style-name="ce61" office:value-type="percentage" office:value="0.0445327399872855" calcext:value-type="percentage">
            <text:p>4%</text:p>
          </table:table-cell>
          <table:table-cell table:style-name="ce67" office:value-type="percentage" office:value="0.200402627675355" calcext:value-type="percentage">
            <text:p>20%</text:p>
          </table:table-cell>
        </table:table-row>
      </table:table>
      <table:table table:name="avg precision" table:style-name="ta1">
        <office:forms form:automatic-focus="false" form:apply-design-mode="false"/>
        <table:table-column table:style-name="co10" table:default-cell-style-name="ce43"/>
        <table:table-column table:style-name="co9" table:default-cell-style-name="ce49"/>
        <table:table-column table:style-name="co9" table:default-cell-style-name="ce55"/>
        <table:table-column table:style-name="co9" table:default-cell-style-name="ce59"/>
        <table:table-column table:style-name="co9" table:default-cell-style-name="ce65"/>
        <table:table-row table:style-name="ro1">
          <table:table-cell table:style-name="Default" office:value-type="string" calcext:value-type="string">
            <text:p>Average Precision – For properly distinguishing systems that rank relevant datasets high from systems that rank them low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40" office:value-type="string" calcext:value-type="string">
            <text:p>Average - avg precision</text:p>
          </table:table-cell>
          <table:table-cell table:style-name="ce46" office:value-type="string" calcext:value-type="string">
            <text:p>engine</text:p>
          </table:table-cell>
          <table:table-cell table:style-name="ce52" table:number-columns-repeated="2"/>
          <table:table-cell table:style-name="ce62"/>
        </table:table-row>
        <table:table-row table:style-name="ro1">
          <table:table-cell table:style-name="ce41" office:value-type="string" calcext:value-type="string">
            <text:p>query</text:p>
          </table:table-cell>
          <table:table-cell table:style-name="ce47" office:value-type="string" calcext:value-type="string">
            <text:p>dataontosearch</text:p>
          </table:table-cell>
          <table:table-cell table:style-name="ce53" office:value-type="string" calcext:value-type="string">
            <text:p>google</text:p>
          </table:table-cell>
          <table:table-cell table:style-name="ce53" office:value-type="string" calcext:value-type="string">
            <text:p>old</text:p>
          </table:table-cell>
          <table:table-cell table:style-name="ce63" office:value-type="string" calcext:value-type="string">
            <text:p>Mean Average Precision</text:p>
          </table:table-cell>
        </table:table-row>
        <table:table-row table:style-name="ro1">
          <table:table-cell table:style-name="ce42" office:value-type="string" calcext:value-type="string">
            <text:p>bike</text:p>
          </table:table-cell>
          <table:table-cell table:style-name="ce48" office:value-type="percentage" office:value="0.157725610817575" calcext:value-type="percentage">
            <text:p>16%</text:p>
          </table:table-cell>
          <table:table-cell table:style-name="ce54" office:value-type="percentage" office:value="0" calcext:value-type="percentage">
            <text:p>0%</text:p>
          </table:table-cell>
          <table:table-cell table:style-name="ce58" office:value-type="percentage" office:value="0.0512820512820513" calcext:value-type="percentage">
            <text:p>5%</text:p>
          </table:table-cell>
          <table:table-cell table:style-name="ce64" office:value-type="percentage" office:value="0.0696692206998753" calcext:value-type="percentage">
            <text:p>7%</text:p>
          </table:table-cell>
        </table:table-row>
        <table:table-row table:style-name="ro1">
          <table:table-cell office:value-type="string" calcext:value-type="string">
            <text:p>highway new york rural</text:p>
          </table:table-cell>
          <table:table-cell table:number-columns-repeated="4"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location transportation</text:p>
          </table:table-cell>
          <table:table-cell office:value-type="percentage" office:value="0.419730178933104" calcext:value-type="percentage">
            <text:p>42%</text:p>
          </table:table-cell>
          <table:table-cell office:value-type="percentage" office:value="0.1375" calcext:value-type="percentage">
            <text:p>14%</text:p>
          </table:table-cell>
          <table:table-cell office:value-type="percentage" office:value="0.109079511361977" calcext:value-type="percentage">
            <text:p>11%</text:p>
          </table:table-cell>
          <table:table-cell office:value-type="percentage" office:value="0.22210323009836" calcext:value-type="percentage">
            <text:p>22%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percentage" office:value="0.805196957208599" calcext:value-type="percentage">
            <text:p>8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0961538461538462" calcext:value-type="percentage">
            <text:p>1%</text:p>
          </table:table-cell>
          <table:table-cell office:value-type="percentage" office:value="0.271604113941328" calcext:value-type="percentage">
            <text:p>27%</text:p>
          </table:table-cell>
        </table:table-row>
        <table:table-row table:style-name="ro1">
          <table:table-cell office:value-type="string" calcext:value-type="string">
            <text:p>new york state rest stop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58730158730159" calcext:value-type="percentage">
            <text:p>2%</text:p>
          </table:table-cell>
          <table:table-cell office:value-type="percentage" office:value="0.338624338624339" calcext:value-type="percentage">
            <text:p>34%</text:p>
          </table:table-cell>
        </table:table-row>
        <table:table-row table:style-name="ro1">
          <table:table-cell office:value-type="string" calcext:value-type="string">
            <text:p>nyc subway</text:p>
          </table:table-cell>
          <table:table-cell office:value-type="percentage" office:value="0.0169491525423729" calcext:value-type="percentage">
            <text:p>2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338983050847458" calcext:value-type="percentage">
            <text:p>34%</text:p>
          </table:table-cell>
        </table:table-row>
        <table:table-row table:style-name="ro1">
          <table:table-cell office:value-type="string" calcext:value-type="string">
            <text:p>rest area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0178571428571429" calcext:value-type="percentage">
            <text:p>2%</text:p>
          </table:table-cell>
          <table:table-cell office:value-type="percentage" office:value="0.505952380952381" calcext:value-type="percentage">
            <text:p>51%</text:p>
          </table:table-cell>
        </table:table-row>
        <table:table-row table:style-name="ro1">
          <table:table-cell office:value-type="string" calcext:value-type="string">
            <text:p>site:data.cityofnewyork.us subway stations</text:p>
          </table:table-cell>
          <table:table-cell table:number-columns-repeated="4"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statistics transportation</text:p>
          </table:table-cell>
          <table:table-cell office:value-type="percentage" office:value="0.592275539073782" calcext:value-type="percentage">
            <text:p>59%</text:p>
          </table:table-cell>
          <table:table-cell office:value-type="percentage" office:value="0.0363636363636364" calcext:value-type="percentage">
            <text:p>4%</text:p>
          </table:table-cell>
          <table:table-cell office:value-type="percentage" office:value="0.126096916240181" calcext:value-type="percentage">
            <text:p>13%</text:p>
          </table:table-cell>
          <table:table-cell office:value-type="percentage" office:value="0.251578697225866" calcext:value-type="percentage">
            <text:p>25%</text:p>
          </table:table-cell>
        </table:table-row>
        <table:table-row table:style-name="ro1">
          <table:table-cell office:value-type="string" calcext:value-type="string">
            <text:p>subway stations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333333333333333" calcext:value-type="percentage">
            <text:p>33%</text:p>
          </table:table-cell>
        </table:table-row>
        <table:table-row table:style-name="ro1">
          <table:table-cell office:value-type="string" calcext:value-type="string">
            <text:p>underground railway position</text:p>
          </table:table-cell>
          <table:table-cell table:style-name="ce50" office:value-type="percentage" office:value="0.25" calcext:value-type="percentage">
            <text:p>25%</text:p>
          </table:table-cell>
          <table:table-cell table:style-name="ce56" office:value-type="percentage" office:value="0" calcext:value-type="percentage">
            <text:p>0%</text:p>
          </table:table-cell>
          <table:table-cell table:style-name="ce60" office:value-type="percentage" office:value="0" calcext:value-type="percentage">
            <text:p>0%</text:p>
          </table:table-cell>
          <table:table-cell table:style-name="ce66" office:value-type="percentage" office:value="0.0833333333333333" calcext:value-type="percentage">
            <text:p>8%</text:p>
          </table:table-cell>
        </table:table-row>
        <table:table-row table:style-name="ro1">
          <table:table-cell table:style-name="ce44" office:value-type="string" calcext:value-type="string">
            <text:p>Mean Average Precision</text:p>
          </table:table-cell>
          <table:table-cell table:style-name="ce51" office:value-type="percentage" office:value="0.385625221688676" calcext:value-type="percentage">
            <text:p>39%</text:p>
          </table:table-cell>
          <table:table-cell table:style-name="ce57" office:value-type="percentage" office:value="0.243078512396694" calcext:value-type="percentage">
            <text:p>24%</text:p>
          </table:table-cell>
          <table:table-cell table:style-name="ce61" office:value-type="percentage" office:value="0.0299821838390684" calcext:value-type="percentage">
            <text:p>3%</text:p>
          </table:table-cell>
          <table:table-cell table:style-name="ce67" office:value-type="percentage" office:value="0.219561972641479" calcext:value-type="percentage">
            <text:p>22%</text:p>
          </table:table-cell>
        </table:table-row>
      </table:table>
      <table:table table:name="dataontosearch variables" table:style-name="ta1">
        <office:forms form:automatic-focus="false" form:apply-design-mode="false"/>
        <table:table-column table:style-name="co11" table:default-cell-style-name="ce43"/>
        <table:table-column table:style-name="co12" table:default-cell-style-name="ce49"/>
        <table:table-column table:style-name="co9" table:number-columns-repeated="3" table:default-cell-style-name="ce55"/>
        <table:table-column table:style-name="co9" table:default-cell-style-name="ce59"/>
        <table:table-column table:style-name="co9" table:default-cell-style-name="ce65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40" office:value-type="string" calcext:value-type="string">
            <text:p>Average - avg precision</text:p>
          </table:table-cell>
          <table:table-cell table:style-name="ce46" office:value-type="string" calcext:value-type="string">
            <text:p>query-concept-threshold</text:p>
          </table:table-cell>
          <table:table-cell table:style-name="ce52" table:number-columns-repeated="4"/>
          <table:table-cell table:style-name="ce62"/>
        </table:table-row>
        <table:table-row table:style-name="ro1">
          <table:table-cell table:style-name="ce41" office:value-type="string" calcext:value-type="string">
            <text:p>concept-relevance-threshold</text:p>
          </table:table-cell>
          <table:table-cell table:style-name="ce47" office:value-type="float" office:value="0.8" calcext:value-type="float">
            <text:p>0,8</text:p>
          </table:table-cell>
          <table:table-cell table:style-name="ce53" office:value-type="float" office:value="0.85" calcext:value-type="float">
            <text:p>0,85</text:p>
          </table:table-cell>
          <table:table-cell table:style-name="ce53" office:value-type="float" office:value="0.9" calcext:value-type="float">
            <text:p>0,9</text:p>
          </table:table-cell>
          <table:table-cell table:style-name="ce53" office:value-type="float" office:value="0.95" calcext:value-type="float">
            <text:p>0,95</text:p>
          </table:table-cell>
          <table:table-cell table:style-name="ce53" office:value-type="float" office:value="1" calcext:value-type="float">
            <text:p>1</text:p>
          </table:table-cell>
          <table:table-cell table:style-name="ce63" office:value-type="string" calcext:value-type="string">
            <text:p>Total Result</text:p>
          </table:table-cell>
        </table:table-row>
        <table:table-row table:style-name="ro1">
          <table:table-cell table:style-name="ce42" office:value-type="float" office:value="0" calcext:value-type="float">
            <text:p>0</text:p>
          </table:table-cell>
          <table:table-cell table:style-name="ce48" office:value-type="percentage" office:value="0.348411452950488" calcext:value-type="percentage">
            <text:p>35%</text:p>
          </table:table-cell>
          <table:table-cell table:style-name="ce54" office:value-type="percentage" office:value="0.201708427142976" calcext:value-type="percentage">
            <text:p>20%</text:p>
          </table:table-cell>
          <table:table-cell table:style-name="ce54" office:value-type="percentage" office:value="0.361722952578103" calcext:value-type="percentage">
            <text:p>36%</text:p>
          </table:table-cell>
          <table:table-cell table:style-name="ce54" office:value-type="percentage" office:value="0.385625221688676" calcext:value-type="percentage">
            <text:p>39%</text:p>
          </table:table-cell>
          <table:table-cell table:style-name="ce58" office:value-type="percentage" office:value="0.376227935695069" calcext:value-type="percentage">
            <text:p>38%</text:p>
          </table:table-cell>
          <table:table-cell table:style-name="ce64" office:value-type="percentage" office:value="0.341653987625063" calcext:value-type="percentage">
            <text:p>34%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percentage" office:value="0.348411452950488" calcext:value-type="percentage">
            <text:p>35%</text:p>
          </table:table-cell>
          <table:table-cell office:value-type="percentage" office:value="0.201658089883337" calcext:value-type="percentage">
            <text:p>20%</text:p>
          </table:table-cell>
          <table:table-cell office:value-type="percentage" office:value="0.360420029732627" calcext:value-type="percentage">
            <text:p>36%</text:p>
          </table:table-cell>
          <table:table-cell office:value-type="percentage" office:value="0.385625221688676" calcext:value-type="percentage">
            <text:p>39%</text:p>
          </table:table-cell>
          <table:table-cell office:value-type="percentage" office:value="0.376227935695069" calcext:value-type="percentage">
            <text:p>38%</text:p>
          </table:table-cell>
          <table:table-cell office:value-type="percentage" office:value="0.334468545990039" calcext:value-type="percentage">
            <text:p>33%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percentage" office:value="0.348411452950488" calcext:value-type="percentage">
            <text:p>35%</text:p>
          </table:table-cell>
          <table:table-cell office:value-type="percentage" office:value="0.201873117525058" calcext:value-type="percentage">
            <text:p>20%</text:p>
          </table:table-cell>
          <table:table-cell office:value-type="percentage" office:value="0.360584720114708" calcext:value-type="percentage">
            <text:p>36%</text:p>
          </table:table-cell>
          <table:table-cell office:value-type="percentage" office:value="0.385625221688676" calcext:value-type="percentage">
            <text:p>39%</text:p>
          </table:table-cell>
          <table:table-cell office:value-type="percentage" office:value="0.376227935695069" calcext:value-type="percentage">
            <text:p>38%</text:p>
          </table:table-cell>
          <table:table-cell office:value-type="percentage" office:value="0.3345444895948" calcext:value-type="percentage">
            <text:p>33%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percentage" office:value="0.348649260683552" calcext:value-type="percentage">
            <text:p>35%</text:p>
          </table:table-cell>
          <table:table-cell office:value-type="percentage" office:value="0.20211427129882" calcext:value-type="percentage">
            <text:p>20%</text:p>
          </table:table-cell>
          <table:table-cell office:value-type="percentage" office:value="0.361722952578103" calcext:value-type="percentage">
            <text:p>36%</text:p>
          </table:table-cell>
          <table:table-cell office:value-type="percentage" office:value="0.385599541154521" calcext:value-type="percentage">
            <text:p>39%</text:p>
          </table:table-cell>
          <table:table-cell office:value-type="percentage" office:value="0.376227935695069" calcext:value-type="percentage">
            <text:p>38%</text:p>
          </table:table-cell>
          <table:table-cell office:value-type="percentage" office:value="0.334862792282013" calcext:value-type="percentage">
            <text:p>33%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percentage" office:value="0.351988137135089" calcext:value-type="percentage">
            <text:p>35%</text:p>
          </table:table-cell>
          <table:table-cell office:value-type="percentage" office:value="0.196597852628049" calcext:value-type="percentage">
            <text:p>20%</text:p>
          </table:table-cell>
          <table:table-cell office:value-type="percentage" office:value="0.360039805610023" calcext:value-type="percentage">
            <text:p>36%</text:p>
          </table:table-cell>
          <table:table-cell office:value-type="percentage" office:value="0.387130601628325" calcext:value-type="percentage">
            <text:p>39%</text:p>
          </table:table-cell>
          <table:table-cell office:value-type="percentage" office:value="0.379154550544646" calcext:value-type="percentage">
            <text:p>38%</text:p>
          </table:table-cell>
          <table:table-cell office:value-type="percentage" office:value="0.334982189509226" calcext:value-type="percentage">
            <text:p>33%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table:style-name="ce50" office:value-type="percentage" office:value="0.166558411237287" calcext:value-type="percentage">
            <text:p>17%</text:p>
          </table:table-cell>
          <table:table-cell table:style-name="ce56" office:value-type="percentage" office:value="0.182024609939111" calcext:value-type="percentage">
            <text:p>18%</text:p>
          </table:table-cell>
          <table:table-cell table:style-name="ce56" office:value-type="percentage" office:value="0.211359503709871" calcext:value-type="percentage">
            <text:p>21%</text:p>
          </table:table-cell>
          <table:table-cell table:style-name="ce56" office:value-type="percentage" office:value="0.225463485304158" calcext:value-type="percentage">
            <text:p>23%</text:p>
          </table:table-cell>
          <table:table-cell table:style-name="ce60" office:value-type="percentage" office:value="0.280160805526939" calcext:value-type="percentage">
            <text:p>28%</text:p>
          </table:table-cell>
          <table:table-cell table:style-name="ce66" office:value-type="percentage" office:value="0.225931256540312" calcext:value-type="percentage">
            <text:p>23%</text:p>
          </table:table-cell>
        </table:table-row>
        <table:table-row table:style-name="ro1">
          <table:table-cell table:style-name="ce44" office:value-type="string" calcext:value-type="string">
            <text:p>Total Result</text:p>
          </table:table-cell>
          <table:table-cell table:style-name="ce51" office:value-type="percentage" office:value="0.318738361317898" calcext:value-type="percentage">
            <text:p>32%</text:p>
          </table:table-cell>
          <table:table-cell table:style-name="ce57" office:value-type="percentage" office:value="0.197662728069558" calcext:value-type="percentage">
            <text:p>20%</text:p>
          </table:table-cell>
          <table:table-cell table:style-name="ce57" office:value-type="percentage" office:value="0.335974994053906" calcext:value-type="percentage">
            <text:p>34%</text:p>
          </table:table-cell>
          <table:table-cell table:style-name="ce57" office:value-type="percentage" office:value="0.359178215525505" calcext:value-type="percentage">
            <text:p>36%</text:p>
          </table:table-cell>
          <table:table-cell table:style-name="ce61" office:value-type="percentage" office:value="0.350967731687405" calcext:value-type="percentage">
            <text:p>35%</text:p>
          </table:table-cell>
          <table:table-cell table:style-name="ce67" office:value-type="percentage" office:value="0.315112089219434" calcext:value-type="percentage">
            <text:p>32%</text:p>
          </table:table-cell>
        </table:table-row>
      </table:table>
      <table:named-expressions/>
      <table:data-pilot-tables>
        <table:data-pilot-table table:name="DataPilot1" table:application-data="" table:target-range-address="'dataontosearch variables'.A1:'dataontosearch variables'.G11" table:buttons="'dataontosearch variables'.A1 'dataontosearch variables'.A4 'dataontosearch variables'.B3" table:drill-down-on-double-click="false">
          <table:source-cell-range table:cell-range-address="raw.A1:raw.P1048576">
            <table:filter table:display-duplicates="false">
              <table:filter-condition table:field-number="1" table:value="dataontosearch" table:operator="="/>
            </table:filter>
          </table:source-cell-range>
          <table:data-pilot-field table:source-field-name="query-concept-threshold" table:orientation="column" table:used-hierarchy="0" table:function="auto">
            <table:data-pilot-level table:show-empty="false" calcext:repeat-item-labels="false">
              <table:data-pilot-members>
                <table:data-pilot-member table:name="0,5" table:display="false" table:show-details="true"/>
                <table:data-pilot-member table:name="0,75" table:display="false" table:show-details="true"/>
                <table:data-pilot-member table:name="0,8" table:display="true" table:show-details="true"/>
                <table:data-pilot-member table:name="0,85" table:display="true" table:show-details="true"/>
                <table:data-pilot-member table:name="0,9" table:display="true" table:show-details="true"/>
                <table:data-pilot-member table:name="0,95" table:display="true" table:show-details="true"/>
                <table:data-pilot-member table:name="1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ncept-relevance-threshold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,05" table:display="true" table:show-details="true"/>
                <table:data-pilot-member table:name="0,1" table:display="true" table:show-details="true"/>
                <table:data-pilot-member table:name="0,15" table:display="true" table:show-details="true"/>
                <table:data-pilot-member table:name="0,2" table:display="true" table:show-details="true"/>
                <table:data-pilot-member table:name="0,25" table:display="true" table:show-details="true"/>
                <table:data-pilot-member table:name="0,5" table:display="false" table:show-details="true"/>
                <table:data-pilot-member table:name="0,65" table:display="false" table:show-details="true"/>
                <table:data-pilot-member table:name="0,7" table:display="false" table:show-details="true"/>
                <table:data-pilot-member table:name="0,75" table:display="false" table:show-details="true"/>
                <table:data-pilot-member table:name="0,8" table:display="false" table:show-details="true"/>
                <table:data-pilot-member table:name="0,85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avg precision" table:orientation="data" table:used-hierarchy="0" table:function="average">
            <table:data-pilot-level table:show-empty="false" calcext:repeat-item-labels="false">
              <table:data-pilot-members>
                <table:data-pilot-member table:name="0%" table:display="true" table:show-details="true"/>
                <table:data-pilot-member table:name="1%" table:display="true" table:show-details="true"/>
                <table:data-pilot-member table:name="2%" table:display="true" table:show-details="true"/>
                <table:data-pilot-member table:name="3%" table:display="true" table:show-details="true"/>
                <table:data-pilot-member table:name="4%" table:display="true" table:show-details="true"/>
                <table:data-pilot-member table:name="5%" table:display="true" table:show-details="true"/>
                <table:data-pilot-member table:name="6%" table:display="true" table:show-details="true"/>
                <table:data-pilot-member table:name="7%" table:display="true" table:show-details="true"/>
                <table:data-pilot-member table:name="8%" table:display="true" table:show-details="true"/>
                <table:data-pilot-member table:name="9%" table:display="true" table:show-details="true"/>
                <table:data-pilot-member table:name="10%" table:display="true" table:show-details="true"/>
                <table:data-pilot-member table:name="11%" table:display="true" table:show-details="true"/>
                <table:data-pilot-member table:name="13%" table:display="true" table:show-details="true"/>
                <table:data-pilot-member table:name="16%" table:display="true" table:show-details="true"/>
                <table:data-pilot-member table:name="17%" table:display="true" table:show-details="true"/>
                <table:data-pilot-member table:name="18%" table:display="true" table:show-details="true"/>
                <table:data-pilot-member table:name="20%" table:display="true" table:show-details="true"/>
                <table:data-pilot-member table:name="21%" table:display="true" table:show-details="true"/>
                <table:data-pilot-member table:name="22%" table:display="true" table:show-details="true"/>
                <table:data-pilot-member table:name="23%" table:display="true" table:show-details="true"/>
                <table:data-pilot-member table:name="25%" table:display="true" table:show-details="true"/>
                <table:data-pilot-member table:name="27%" table:display="true" table:show-details="true"/>
                <table:data-pilot-member table:name="28%" table:display="true" table:show-details="true"/>
                <table:data-pilot-member table:name="29%" table:display="true" table:show-details="true"/>
                <table:data-pilot-member table:name="30%" table:display="true" table:show-details="true"/>
                <table:data-pilot-member table:name="34%" table:display="true" table:show-details="true"/>
                <table:data-pilot-member table:name="36%" table:display="true" table:show-details="true"/>
                <table:data-pilot-member table:name="37%" table:display="true" table:show-details="true"/>
                <table:data-pilot-member table:name="39%" table:display="true" table:show-details="true"/>
                <table:data-pilot-member table:name="42%" table:display="true" table:show-details="true"/>
                <table:data-pilot-member table:name="43%" table:display="true" table:show-details="true"/>
                <table:data-pilot-member table:name="44%" table:display="true" table:show-details="true"/>
                <table:data-pilot-member table:name="45%" table:display="true" table:show-details="true"/>
                <table:data-pilot-member table:name="47%" table:display="true" table:show-details="true"/>
                <table:data-pilot-member table:name="48%" table:display="true" table:show-details="true"/>
                <table:data-pilot-member table:name="50%" table:display="true" table:show-details="true"/>
                <table:data-pilot-member table:name="51%" table:display="true" table:show-details="true"/>
                <table:data-pilot-member table:name="53%" table:display="true" table:show-details="true"/>
                <table:data-pilot-member table:name="54%" table:display="true" table:show-details="true"/>
                <table:data-pilot-member table:name="56%" table:display="true" table:show-details="true"/>
                <table:data-pilot-member table:name="57%" table:display="true" table:show-details="true"/>
                <table:data-pilot-member table:name="58%" table:display="true" table:show-details="true"/>
                <table:data-pilot-member table:name="59%" table:display="true" table:show-details="true"/>
                <table:data-pilot-member table:name="60%" table:display="true" table:show-details="true"/>
                <table:data-pilot-member table:name="61%" table:display="true" table:show-details="true"/>
                <table:data-pilot-member table:name="63%" table:display="true" table:show-details="true"/>
                <table:data-pilot-member table:name="64%" table:display="true" table:show-details="true"/>
                <table:data-pilot-member table:name="69%" table:display="true" table:show-details="true"/>
                <table:data-pilot-member table:name="70%" table:display="true" table:show-details="true"/>
                <table:data-pilot-member table:name="71%" table:display="true" table:show-details="true"/>
                <table:data-pilot-member table:name="79%" table:display="true" table:show-details="true"/>
                <table:data-pilot-member table:name="81%" table:display="true" table:show-details="true"/>
                <table:data-pilot-member table:name="83%" table:display="true" table:show-details="true"/>
                <table:data-pilot-member table:name="84%" table:display="true" table:show-details="true"/>
                <table:data-pilot-member table:name="91%" table:display="true" table:show-details="true"/>
                <table:data-pilot-member table:name="100%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precision.A2:precision.E17" table:buttons="precision.A2 precision.A5 precision.B4" table:ignore-empty-rows="true">
          <table:source-cell-range table:cell-range-address="raw.A1:raw.P1048576">
            <table:filter table:display-duplicates="false">
              <table:filter-or>
                <table:filter-and>
                  <table:filter-condition table:field-number="4" table:value="0" table:operator="&lt;="/>
                  <table:filter-condition table:field-number="5" table:value="0,95" table:operator="="/>
                </table:filter-and>
                <table:filter-condition table:field-number="1" table:value="dataontosearch" table:operator="!="/>
              </table:filter-or>
            </table:filter>
          </table:source-cell-range>
          <table:data-pilot-field table:source-field-name="engine" table:orientation="column" table:used-hierarchy="0" table:function="auto">
            <table:data-pilot-level table:show-empty="false" calcext:repeat-item-labels="false">
              <table:data-pilot-members>
                <table:data-pilot-member table:name="dataontosearch" table:display="true" table:show-details="true"/>
                <table:data-pilot-member table:name="goog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ry" table:orientation="row" table:used-hierarchy="0" table:function="auto">
            <table:data-pilot-level table:show-empty="false" calcext:repeat-item-labels="false">
              <table:data-pilot-members>
                <table:data-pilot-member table:name="bike" table:display="true" table:show-details="true"/>
                <table:data-pilot-member table:name="highway new york rural" table:display="true" table:show-details="true"/>
                <table:data-pilot-member table:name="location" table:display="false" table:show-details="true"/>
                <table:data-pilot-member table:name="location transportation" table:display="true" table:show-details="true"/>
                <table:data-pilot-member table:name="map" table:display="true" table:show-details="true"/>
                <table:data-pilot-member table:name="new york state rest stop" table:display="true" table:show-details="true"/>
                <table:data-pilot-member table:name="nyc subway" table:display="true" table:show-details="true"/>
                <table:data-pilot-member table:name="rest area" table:display="true" table:show-details="true"/>
                <table:data-pilot-member table:name="site:data.cityofnewyork.us subway stations" table:display="true" table:show-details="true"/>
                <table:data-pilot-member table:name="statistics" table:display="false" table:show-details="true"/>
                <table:data-pilot-member table:name="statistics transportation" table:display="true" table:show-details="true"/>
                <table:data-pilot-member table:name="subway stations" table:display="true" table:show-details="true"/>
                <table:data-pilot-member table:name="underground railway positio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ecision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recall.A2:recall.E17" table:buttons="recall.A2 recall.A5 recall.B4" table:ignore-empty-rows="true">
          <table:source-cell-range table:cell-range-address="raw.A1:raw.P1048576">
            <table:filter table:display-duplicates="false">
              <table:filter-or>
                <table:filter-and>
                  <table:filter-condition table:field-number="4" table:value="0" table:operator="&lt;="/>
                  <table:filter-condition table:field-number="5" table:value="0,95" table:operator="="/>
                </table:filter-and>
                <table:filter-condition table:field-number="1" table:value="dataontosearch" table:operator="!="/>
              </table:filter-or>
            </table:filter>
          </table:source-cell-range>
          <table:data-pilot-field table:source-field-name="engine" table:orientation="column" table:used-hierarchy="0" table:function="auto">
            <table:data-pilot-level table:show-empty="false" calcext:repeat-item-labels="false">
              <table:data-pilot-members>
                <table:data-pilot-member table:name="dataontosearch" table:display="true" table:show-details="true"/>
                <table:data-pilot-member table:name="google" table:display="true" table:show-details="true"/>
                <table:data-pilot-member table:name="ol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query" table:orientation="row" table:used-hierarchy="0" table:function="auto">
            <table:data-pilot-level table:show-empty="false" calcext:repeat-item-labels="false">
              <table:data-pilot-members>
                <table:data-pilot-member table:name="bike" table:display="true" table:show-details="true"/>
                <table:data-pilot-member table:name="highway new york rural" table:display="true" table:show-details="true"/>
                <table:data-pilot-member table:name="location" table:display="false" table:show-details="true"/>
                <table:data-pilot-member table:name="location transportation" table:display="true" table:show-details="true"/>
                <table:data-pilot-member table:name="map" table:display="true" table:show-details="true"/>
                <table:data-pilot-member table:name="new york state rest stop" table:display="true" table:show-details="true"/>
                <table:data-pilot-member table:name="nyc subway" table:display="true" table:show-details="true"/>
                <table:data-pilot-member table:name="rest area" table:display="true" table:show-details="true"/>
                <table:data-pilot-member table:name="site:data.cityofnewyork.us subway stations" table:display="true" table:show-details="true"/>
                <table:data-pilot-member table:name="statistics" table:display="false" table:show-details="true"/>
                <table:data-pilot-member table:name="statistics transportation" table:display="true" table:show-details="true"/>
                <table:data-pilot-member table:name="subway stations" table:display="true" table:show-details="true"/>
                <table:data-pilot-member table:name="underground railway positio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call" table:orientation="data" table:used-hierarchy="0" table:function="average">
            <table:data-pilot-level table:show-empty="false" calcext:repeat-item-labels="false">
              <table:data-pilot-members>
                <table:data-pilot-member table:name="0%" table:display="true" table:show-details="true"/>
                <table:data-pilot-member table:name="4%" table:display="true" table:show-details="true"/>
                <table:data-pilot-member table:name="8%" table:display="true" table:show-details="true"/>
                <table:data-pilot-member table:name="15%" table:display="true" table:show-details="true"/>
                <table:data-pilot-member table:name="20%" table:display="true" table:show-details="true"/>
                <table:data-pilot-member table:name="21%" table:display="true" table:show-details="true"/>
                <table:data-pilot-member table:name="65%" table:display="true" table:show-details="true"/>
                <table:data-pilot-member table:name="100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f1 score'.A2:'f1 score'.E17" table:buttons="'f1 score'.A2 'f1 score'.A5 'f1 score'.B4" table:ignore-empty-rows="true">
          <table:source-cell-range table:cell-range-address="raw.A1:raw.P1048576">
            <table:filter table:display-duplicates="false">
              <table:filter-or>
                <table:filter-and>
                  <table:filter-condition table:field-number="4" table:value="0" table:operator="&lt;="/>
                  <table:filter-condition table:field-number="5" table:value="0,95" table:operator="="/>
                </table:filter-and>
                <table:filter-condition table:field-number="1" table:value="dataontosearch" table:operator="!="/>
              </table:filter-or>
            </table:filter>
          </table:source-cell-range>
          <table:data-pilot-field table:source-field-name="engine" table:orientation="column" table:used-hierarchy="0" table:function="auto">
            <table:data-pilot-level table:show-empty="false" calcext:repeat-item-labels="false">
              <table:data-pilot-members>
                <table:data-pilot-member table:name="dataontosearch" table:display="true" table:show-details="true"/>
                <table:data-pilot-member table:name="google" table:display="true" table:show-details="true"/>
                <table:data-pilot-member table:name="ol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query" table:orientation="row" table:used-hierarchy="0" table:function="auto">
            <table:data-pilot-level table:show-empty="false" calcext:repeat-item-labels="false">
              <table:data-pilot-members>
                <table:data-pilot-member table:name="bike" table:display="true" table:show-details="true"/>
                <table:data-pilot-member table:name="highway new york rural" table:display="true" table:show-details="true"/>
                <table:data-pilot-member table:name="location" table:display="false" table:show-details="true"/>
                <table:data-pilot-member table:name="location transportation" table:display="true" table:show-details="true"/>
                <table:data-pilot-member table:name="map" table:display="true" table:show-details="true"/>
                <table:data-pilot-member table:name="new york state rest stop" table:display="true" table:show-details="true"/>
                <table:data-pilot-member table:name="nyc subway" table:display="true" table:show-details="true"/>
                <table:data-pilot-member table:name="rest area" table:display="true" table:show-details="true"/>
                <table:data-pilot-member table:name="site:data.cityofnewyork.us subway stations" table:display="true" table:show-details="true"/>
                <table:data-pilot-member table:name="statistics" table:display="false" table:show-details="true"/>
                <table:data-pilot-member table:name="statistics transportation" table:display="true" table:show-details="true"/>
                <table:data-pilot-member table:name="subway stations" table:display="true" table:show-details="true"/>
                <table:data-pilot-member table:name="underground railway positio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1-measure" table:orientation="data" table:used-hierarchy="0" table:function="average">
            <table:data-pilot-level table:show-empty="false" calcext:repeat-item-labels="false">
              <table:data-pilot-members>
                <table:data-pilot-member table:name="0%" table:display="true" table:show-details="true"/>
                <table:data-pilot-member table:name="1%" table:display="true" table:show-details="true"/>
                <table:data-pilot-member table:name="3%" table:display="true" table:show-details="true"/>
                <table:data-pilot-member table:name="7%" table:display="true" table:show-details="true"/>
                <table:data-pilot-member table:name="9%" table:display="true" table:show-details="true"/>
                <table:data-pilot-member table:name="10%" table:display="true" table:show-details="true"/>
                <table:data-pilot-member table:name="13%" table:display="true" table:show-details="true"/>
                <table:data-pilot-member table:name="21%" table:display="true" table:show-details="true"/>
                <table:data-pilot-member table:name="26%" table:display="true" table:show-details="true"/>
                <table:data-pilot-member table:name="29%" table:display="true" table:show-details="true"/>
                <table:data-pilot-member table:name="35%" table:display="true" table:show-details="true"/>
                <table:data-pilot-member table:name="40%" table:display="true" table:show-details="true"/>
                <table:data-pilot-member table:name="56%" table:display="true" table:show-details="true"/>
                <table:data-pilot-member table:name="100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avg precision'.A2:'avg precision'.E17" table:buttons="'avg precision'.A2 'avg precision'.A5 'avg precision'.B4" table:ignore-empty-rows="true">
          <tableooo:data-pilot-grand-total table:display="true" table:orientation="both" tableooo:display-name="Mean Average Precision"/>
          <table:source-cell-range table:cell-range-address="raw.A1:raw.P1048576">
            <table:filter table:display-duplicates="false">
              <table:filter-or>
                <table:filter-and>
                  <table:filter-condition table:field-number="4" table:value="0" table:operator="&lt;="/>
                  <table:filter-condition table:field-number="5" table:value="0,95" table:operator="="/>
                </table:filter-and>
                <table:filter-condition table:field-number="1" table:value="dataontosearch" table:operator="!="/>
              </table:filter-or>
            </table:filter>
          </table:source-cell-range>
          <table:data-pilot-field table:source-field-name="engine" table:orientation="column" table:used-hierarchy="0" table:function="auto">
            <table:data-pilot-level table:show-empty="false" calcext:repeat-item-labels="false">
              <table:data-pilot-members>
                <table:data-pilot-member table:name="dataontosearch" table:display="true" table:show-details="true"/>
                <table:data-pilot-member table:name="google" table:display="true" table:show-details="true"/>
                <table:data-pilot-member table:name="ol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query" table:orientation="row" table:used-hierarchy="0" table:function="auto">
            <table:data-pilot-level table:show-empty="false" calcext:repeat-item-labels="false">
              <table:data-pilot-members>
                <table:data-pilot-member table:name="bike" table:display="true" table:show-details="true"/>
                <table:data-pilot-member table:name="highway new york rural" table:display="true" table:show-details="true"/>
                <table:data-pilot-member table:name="location" table:display="false" table:show-details="true"/>
                <table:data-pilot-member table:name="location transportation" table:display="true" table:show-details="true"/>
                <table:data-pilot-member table:name="map" table:display="true" table:show-details="true"/>
                <table:data-pilot-member table:name="new york state rest stop" table:display="true" table:show-details="true"/>
                <table:data-pilot-member table:name="nyc subway" table:display="true" table:show-details="true"/>
                <table:data-pilot-member table:name="rest area" table:display="true" table:show-details="true"/>
                <table:data-pilot-member table:name="site:data.cityofnewyork.us subway stations" table:display="true" table:show-details="true"/>
                <table:data-pilot-member table:name="statistics" table:display="false" table:show-details="true"/>
                <table:data-pilot-member table:name="statistics transportation" table:display="true" table:show-details="true"/>
                <table:data-pilot-member table:name="subway stations" table:display="true" table:show-details="true"/>
                <table:data-pilot-member table:name="underground railway positio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g precision" table:orientation="data" table:used-hierarchy="0" table:function="average">
            <table:data-pilot-level table:show-empty="false" calcext:repeat-item-labels="false">
              <table:data-pilot-members>
                <table:data-pilot-member table:name="0%" table:display="true" table:show-details="true"/>
                <table:data-pilot-member table:name="1%" table:display="true" table:show-details="true"/>
                <table:data-pilot-member table:name="2%" table:display="true" table:show-details="true"/>
                <table:data-pilot-member table:name="4%" table:display="true" table:show-details="true"/>
                <table:data-pilot-member table:name="5%" table:display="true" table:show-details="true"/>
                <table:data-pilot-member table:name="11%" table:display="true" table:show-details="true"/>
                <table:data-pilot-member table:name="13%" table:display="true" table:show-details="true"/>
                <table:data-pilot-member table:name="14%" table:display="true" table:show-details="true"/>
                <table:data-pilot-member table:name="16%" table:display="true" table:show-details="true"/>
                <table:data-pilot-member table:name="17%" table:display="true" table:show-details="true"/>
                <table:data-pilot-member table:name="25%" table:display="true" table:show-details="true"/>
                <table:data-pilot-member table:name="42%" table:display="true" table:show-details="true"/>
                <table:data-pilot-member table:name="50%" table:display="true" table:show-details="true"/>
                <table:data-pilot-member table:name="59%" table:display="true" table:show-details="true"/>
                <table:data-pilot-member table:name="81%" table:display="true" table:show-details="true"/>
                <table:data-pilot-member table:name="100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r-precision'.A2:'r-precision'.E17" table:buttons="'r-precision'.A2 'r-precision'.A5 'r-precision'.B4" table:ignore-empty-rows="true">
          <table:source-cell-range table:cell-range-address="raw.A1:raw.P1048576">
            <table:filter table:display-duplicates="false">
              <table:filter-or>
                <table:filter-and>
                  <table:filter-condition table:field-number="4" table:value="0" table:operator="&lt;="/>
                  <table:filter-condition table:field-number="5" table:value="0,95" table:operator="="/>
                </table:filter-and>
                <table:filter-condition table:field-number="1" table:value="dataontosearch" table:operator="!="/>
              </table:filter-or>
            </table:filter>
          </table:source-cell-range>
          <table:data-pilot-field table:source-field-name="engine" table:orientation="column" table:used-hierarchy="0" table:function="auto">
            <table:data-pilot-level table:show-empty="false" calcext:repeat-item-labels="false">
              <table:data-pilot-members>
                <table:data-pilot-member table:name="dataontosearch" table:display="true" table:show-details="true"/>
                <table:data-pilot-member table:name="google" table:display="true" table:show-details="true"/>
                <table:data-pilot-member table:name="ol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query" table:orientation="row" table:used-hierarchy="0" table:function="auto">
            <table:data-pilot-level table:show-empty="false" calcext:repeat-item-labels="false">
              <table:data-pilot-members>
                <table:data-pilot-member table:name="bike" table:display="true" table:show-details="true"/>
                <table:data-pilot-member table:name="highway new york rural" table:display="true" table:show-details="true"/>
                <table:data-pilot-member table:name="location" table:display="false" table:show-details="true"/>
                <table:data-pilot-member table:name="location transportation" table:display="true" table:show-details="true"/>
                <table:data-pilot-member table:name="map" table:display="true" table:show-details="true"/>
                <table:data-pilot-member table:name="new york state rest stop" table:display="true" table:show-details="true"/>
                <table:data-pilot-member table:name="nyc subway" table:display="true" table:show-details="true"/>
                <table:data-pilot-member table:name="rest area" table:display="true" table:show-details="true"/>
                <table:data-pilot-member table:name="site:data.cityofnewyork.us subway stations" table:display="true" table:show-details="true"/>
                <table:data-pilot-member table:name="statistics" table:display="false" table:show-details="true"/>
                <table:data-pilot-member table:name="statistics transportation" table:display="true" table:show-details="true"/>
                <table:data-pilot-member table:name="subway stations" table:display="true" table:show-details="true"/>
                <table:data-pilot-member table:name="underground railway positio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-precision" table:orientation="data" table:used-hierarchy="0" table:function="average">
            <table:data-pilot-level table:show-empty="false" calcext:repeat-item-labels="false">
              <table:data-pilot-members>
                <table:data-pilot-member table:name="0%" table:display="true" table:show-details="true"/>
                <table:data-pilot-member table:name="4%" table:display="true" table:show-details="true"/>
                <table:data-pilot-member table:name="5%" table:display="true" table:show-details="true"/>
                <table:data-pilot-member table:name="8%" table:display="true" table:show-details="true"/>
                <table:data-pilot-member table:name="15%" table:display="true" table:show-details="true"/>
                <table:data-pilot-member table:name="20%" table:display="true" table:show-details="true"/>
                <table:data-pilot-member table:name="21%" table:display="true" table:show-details="true"/>
                <table:data-pilot-member table:name="50%" table:display="true" table:show-details="true"/>
                <table:data-pilot-member table:name="59%" table:display="true" table:show-details="true"/>
                <table:data-pilot-member table:name="69%" table:display="true" table:show-details="true"/>
                <table:data-pilot-member table:name="100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13:01:42.589951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5T15:48:48.830562426</dc:date>
    <meta:editing-duration>PT2H1M6S</meta:editing-duration>
    <meta:editing-cycles>8</meta:editing-cycles>
    <meta:generator>LibreOffice/6.1.5.2$Linux_X86_64 LibreOffice_project/10$Build-2</meta:generator>
    <meta:document-statistic meta:table-count="7" meta:cell-count="10069" meta:object-count="0"/>
  </office:meta>
</office:document-meta>
</file>